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51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551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.6cm"/>
    </style:style>
    <style:style style:name="co8" style:family="table-column">
      <style:table-column-properties fo:break-before="auto" style:column-width="2.9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399cm"/>
    </style:style>
    <style:style style:name="co12" style:family="table-column">
      <style:table-column-properties fo:break-before="auto" style:column-width="3.5cm"/>
    </style:style>
    <style:style style:name="co13" style:family="table-column">
      <style:table-column-properties fo:break-before="auto" style:column-width="1.9cm"/>
    </style:style>
    <style:style style:name="co14" style:family="table-column">
      <style:table-column-properties fo:break-before="auto" style:column-width="2.701cm"/>
    </style:style>
    <style:style style:name="ro1" style:family="table-row">
      <style:table-row-properties style:row-height="0.681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5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9" style:family="table-cell" style:parent-style-name="Default">
      <style:table-cell-properties fo:border-bottom="0.06pt solid #000000" fo:background-color="#d273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ffffff"/>
    </style:style>
    <style:style style:name="ce20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4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6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97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9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/>
    </style:style>
    <style:style style:name="ce5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7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6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97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2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9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2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8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47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359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36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0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3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13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409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color="#333333" fo:font-size="10pt" style:font-size-asian="10pt" style:font-size-complex="10pt"/>
    </style:style>
    <style:style style:name="ce412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25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51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5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3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5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9" style:family="table-cell" style:parent-style-name="Default" style:data-style-name="N100">
      <style:table-cell-properties fo:border-bottom="none" fo:background-color="#ff4d6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54" style:family="table-cell" style:parent-style-name="Default">
      <style:table-cell-properties fo:border-bottom="0.06pt solid #000000" fo:background-color="#d273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style:text-underline-style="none" fo:font-weight="normal" style:font-weight-asian="normal" style:font-weight-complex="normal"/>
    </style:style>
    <style:style style:name="ce263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6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6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3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1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6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5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76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77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41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442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443" style:family="table-cell" style:parent-style-name="Default">
      <style:table-cell-properties fo:border-bottom="0.06pt solid #000000" fo:background-color="#d273e6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44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445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46" style:family="table-cell" style:parent-style-name="Default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447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48" style:family="table-cell" style:parent-style-name="Default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49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450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451" style:family="table-cell" style:parent-style-name="Default">
      <style:table-cell-properties fo:border-bottom="none" fo:background-color="#ff89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52" style:family="table-cell" style:parent-style-name="Default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53" style:family="table-cell" style:parent-style-name="Default">
      <style:table-cell-properties fo:border-bottom="none" fo:background-color="#ff89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54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333333"/>
    </style:style>
    <style:style style:name="ce455" style:family="table-cell" style:parent-style-name="Default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56" style:family="table-cell" style:parent-style-name="Default">
      <style:table-cell-properties fo:border-bottom="none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57" style:family="table-cell" style:parent-style-name="Default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67" style:family="table-cell" style:parent-style-name="Default">
      <style:table-cell-properties fo:border-bottom="0.74pt solid #000000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0" style:family="table-cell" style:parent-style-name="Default" style:data-style-name="N0">
      <style:table-cell-properties fo:border-bottom="0.06pt solid #000000" fo:background-color="#d273e6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0">
      <style:table-cell-properties fo:border-bottom="none" fo:background-color="#ffe3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0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148" style:family="table-cell" style:parent-style-name="Default" style:data-style-name="N0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0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0" style:family="table-cell" style:parent-style-name="Default" style:data-style-name="N0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151" style:family="table-cell" style:parent-style-name="Default" style:data-style-name="N0">
      <style:table-cell-properties fo:border-bottom="none" fo:background-color="#ff89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152" style:family="table-cell" style:parent-style-name="Default" style:data-style-name="N0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0">
      <style:table-cell-properties fo:border-bottom="none" fo:background-color="#ff89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0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0">
      <style:table-cell-properties fo:border-bottom="none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57" style:family="table-cell" style:parent-style-name="Default" style:data-style-name="N0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58" style:family="table-cell" style:parent-style-name="Default" style:data-style-name="N0">
      <style:table-cell-properties fo:border-bottom="0.74pt solid #000000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7" style:family="table-cell" style:parent-style-name="Default" style:data-style-name="N0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9pt" style:font-size-asian="9pt" style:font-size-complex="9pt"/>
    </style:style>
    <style:style style:name="ce178" style:family="table-cell" style:parent-style-name="Default" style:data-style-name="N0">
      <style:table-cell-properties fo:border-bottom="0.74pt solid #000000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9pt" style:font-size-asian="9pt" style:font-size-complex="9pt"/>
    </style:style>
    <style:style style:name="ce175" style:family="table-cell" style:parent-style-name="Default" style:data-style-name="N0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9" style:family="table-cell" style:parent-style-name="Default" style:data-style-name="N0">
      <style:table-cell-properties fo:border-bottom="none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368" style:family="table-cell" style:parent-style-name="Default" style:data-style-name="N0"/>
    <style:style style:name="ce3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85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319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320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322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323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2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2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27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8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29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30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331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32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33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33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6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7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8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339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41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4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3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44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4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48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4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50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51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52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3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54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55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5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60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36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64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365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66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43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431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32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3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435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6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7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38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9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6" table:style-name="ta1">
        <office:forms form:automatic-focus="false" form:apply-design-mode="false"/>
        <table:table-column table:style-name="co1" table:default-cell-style-name="ce146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3" table:default-cell-style-name="Default"/>
        <table:table-row table:style-name="ro1">
          <table:table-cell table:style-name="ce235" office:value-type="string" calcext:value-type="string">
            <text:p>Categorías</text:p>
          </table:table-cell>
          <table:table-cell table:style-name="ce282"/>
          <table:table-cell table:style-name="ce45" office:value-type="string" calcext:value-type="string" table:number-columns-spanned="8" table:number-rows-spanned="1">
            <text:p>Nominadas</text:p>
          </table:table-cell>
          <table:covered-table-cell table:number-columns-repeated="7" table:style-name="ce45"/>
          <table:table-cell table:style-name="ce412"/>
          <table:table-cell table:style-name="ce235" office:value-type="string" calcext:value-type="string">
            <text:p>Ganadora</text:p>
          </table:table-cell>
          <table:table-cell table:style-name="ce441" office:value-type="string" calcext:value-type="string">
            <text:p>Ale</text:p>
          </table:table-cell>
          <table:table-cell table:style-name="ce441" office:value-type="string" calcext:value-type="string">
            <text:p>Diego</text:p>
          </table:table-cell>
          <table:table-cell table:style-name="ce441" office:value-type="string" calcext:value-type="string">
            <text:p>Antonio Carlos</text:p>
          </table:table-cell>
          <table:table-cell table:style-name="ce441" office:value-type="string" calcext:value-type="string">
            <text:p>Javi</text:p>
          </table:table-cell>
          <table:table-cell table:style-name="ce441" office:value-type="string" calcext:value-type="string">
            <text:p>Pablo</text:p>
          </table:table-cell>
          <table:table-cell table:number-columns-repeated="3"/>
          <table:table-cell table:style-name="ce317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 principal</text:span><text:span text:style-name="T2"> (10 pt)</text:span></text:p>
          </table:table-cell>
          <table:covered-table-cell table:style-name="ce20"/>
          <table:covered-table-cell table:number-columns-repeated="9" table:style-name="ce52"/>
          <table:covered-table-cell table:style-name="ce124"/>
          <table:table-cell table:style-name="ce442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20]=[.M20];1;0)+IF([.$L$21]=[.M21];1;0)+IF([.$L$22]=[.M22];1;0)+IF([.$L$23]=[.M23];1;0)+IF([.$L$24]=[.M24];1;0)+IF([.$L$25]=[.M25];1;0)+IF([.$L$26]=[.M26];1;0)+IF([.$L$27]=[.M27];1;0)+IF([.$L$28]=[.M28];1;0)+IF([.$L$29]=[.M29];1;0)" office:value-type="float" office:value="0" calcext:value-type="float">
            <text:p>0</text:p>
          </table:table-cell>
          <table:table-cell table:style-name="ce442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20]=[.N20];1;0)+IF([.$L$21]=[.N21];1;0)+IF([.$L$22]=[.N22];1;0)+IF([.$L$23]=[.N23];1;0)+IF([.$L$24]=[.N24];1;0)+IF([.$L$25]=[.N25];1;0)+IF([.$L$26]=[.N26];1;0)+IF([.$L$27]=[.N27];1;0)+IF([.$L$28]=[.N28];1;0)+IF([.$L$29]=[.N29];1;0)" office:value-type="float" office:value="0" calcext:value-type="float">
            <text:p>0</text:p>
          </table:table-cell>
          <table:table-cell table:style-name="ce442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20]=[.O20];1;0)+IF([.$L$21]=[.O21];1;0)+IF([.$L$22]=[.O22];1;0)+IF([.$L$23]=[.O23];1;0)+IF([.$L$24]=[.O24];1;0)+IF([.$L$25]=[.O25];1;0)+IF([.$L$26]=[.O26];1;0)+IF([.$L$27]=[.O27];1;0)+IF([.$L$28]=[.O28];1;0)+IF([.$L$29]=[.O29];1;0)" office:value-type="float" office:value="0" calcext:value-type="float">
            <text:p>0</text:p>
          </table:table-cell>
          <table:table-cell table:style-name="ce442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20]=[.P20];1;0)+IF([.$L$21]=[.P21];1;0)+IF([.$L$22]=[.P22];1;0)+IF([.$L$23]=[.P23];1;0)+IF([.$L$24]=[.P24];1;0)+IF([.$L$25]=[.P25];1;0)+IF([.$L$26]=[.P26];1;0)+IF([.$L$27]=[.P27];1;0)+IF([.$L$28]=[.P28];1;0)+IF([.$L$29]=[.P29];1;0)" office:value-type="float" office:value="0" calcext:value-type="float">
            <text:p>0</text:p>
          </table:table-cell>
          <table:table-cell table:style-name="ce442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20]=[.Q20];1;0)+IF([.$L$21]=[.Q21];1;0)+IF([.$L$22]=[.Q22];1;0)+IF([.$L$23]=[.Q23];1;0)+IF([.$L$24]=[.Q24];1;0)+IF([.$L$25]=[.Q25];1;0)+IF([.$L$26]=[.Q26];1;0)+IF([.$L$27]=[.Q27];1;0)+IF([.$L$28]=[.Q28];1;0)+IF([.$L$29]=[.Q29];1;0)" office:value-type="float" office:value="0" calcext:value-type="float">
            <text:p>0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249" office:value-type="string" calcext:value-type="string">
            <text:p>Película</text:p>
          </table:table-cell>
          <table:table-cell table:style-name="ce21" office:value-type="string" calcext:value-type="string">
            <text:p>Bugonia</text:p>
          </table:table-cell>
          <table:table-cell table:style-name="ce21" office:value-type="string" calcext:value-type="string">
            <text:p>F1</text:p>
          </table:table-cell>
          <table:table-cell table:style-name="ce92" office:value-type="string" calcext:value-type="string">
            <text:p>Frankenstein</text:p>
          </table:table-cell>
          <table:table-cell table:style-name="ce92" office:value-type="string" calcext:value-type="string">
            <text:p>Hamnet</text:p>
          </table:table-cell>
          <table:table-cell table:style-name="ce92" office:value-type="string" calcext:value-type="string">
            <text:p>Marty Supreme</text:p>
          </table:table-cell>
          <table:table-cell table:style-name="ce92" office:value-type="string" calcext:value-type="string">
            <text:p>O Agente Secreto</text:p>
          </table:table-cell>
          <table:table-cell table:style-name="ce92" office:value-type="string" calcext:value-type="string">
            <text:p>One Battle After Another</text:p>
          </table:table-cell>
          <table:table-cell table:style-name="ce113" office:value-type="string" calcext:value-type="string">
            <text:p>Sinners</text:p>
          </table:table-cell>
          <table:table-cell table:style-name="ce92" office:value-type="string" calcext:value-type="string">
            <text:p>Train Dreams</text:p>
          </table:table-cell>
          <table:table-cell table:style-name="ce92" office:value-type="string" calcext:value-type="string">
            <text:p>Valor sentimental</text:p>
          </table:table-cell>
          <table:table-cell table:style-name="ce254" office:value-type="string" calcext:value-type="string">
            <text:p>?</text:p>
          </table:table-cell>
          <table:table-cell table:style-name="ce443" table:formula="of:=[.H3]" office:value-type="string" office:string-value="One Battle After Another" calcext:value-type="string">
            <text:p>One Battle After Another</text:p>
          </table:table-cell>
          <table:table-cell table:style-name="ce140" table:formula="of:=[.K3]" office:value-type="string" office:string-value="Valor sentimental" calcext:value-type="string">
            <text:p>Valor sentimental</text:p>
          </table:table-cell>
          <table:table-cell table:style-name="ce140" table:formula="of:=[.H3]" office:value-type="string" office:string-value="One Battle After Another" calcext:value-type="string">
            <text:p>One Battle After Another</text:p>
          </table:table-cell>
          <table:table-cell table:style-name="ce140" table:formula="of:=[.H3]" office:value-type="string" office:string-value="One Battle After Another" calcext:value-type="string">
            <text:p>One Battle After Another</text:p>
          </table:table-cell>
          <table:table-cell table:style-name="ce140" table:formula="of:=[.H3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s importantes</text:span><text:span text:style-name="T2"> (5 pt)</text:span></text:p>
          </table:table-cell>
          <table:covered-table-cell table:style-name="ce22"/>
          <table:covered-table-cell table:style-name="ce52"/>
          <table:covered-table-cell table:style-name="ce78"/>
          <table:covered-table-cell table:number-columns-repeated="7" table:style-name="ce52"/>
          <table:covered-table-cell table:style-name="ce124"/>
          <table:table-cell table:style-name="ce444" table:formula="of:=&quot;Puntuación máxima: &quot;&amp;[.M10]&amp;&quot; de 69&quot;" office:value-type="string" office:string-value="Puntuación máxima: 69 de 69" calcext:value-type="string">
            <text:p>Puntuación máxima: 69 de 69</text:p>
          </table:table-cell>
          <table:table-cell table:style-name="ce444" table:formula="of:=&quot;Puntuación máxima: &quot;&amp;[.N10]&amp;&quot; de 69&quot;" office:value-type="string" office:string-value="Puntuación máxima: 69 de 69" calcext:value-type="string">
            <text:p>Puntuación máxima: 69 de 69</text:p>
          </table:table-cell>
          <table:table-cell table:style-name="ce444" table:formula="of:=&quot;Puntuación máxima: &quot;&amp;[.O10]&amp;&quot; de 69&quot;" office:value-type="string" office:string-value="Puntuación máxima: 69 de 69" calcext:value-type="string">
            <text:p>Puntuación máxima: 69 de 69</text:p>
          </table:table-cell>
          <table:table-cell table:style-name="ce444" table:formula="of:=&quot;Puntuación máxima: &quot;&amp;[.P10]&amp;&quot; de 69&quot;" office:value-type="string" office:string-value="Puntuación máxima: 69 de 69" calcext:value-type="string">
            <text:p>Puntuación máxima: 69 de 69</text:p>
          </table:table-cell>
          <table:table-cell table:style-name="ce444" table:formula="of:=&quot;Puntuación máxima: &quot;&amp;[.Q10]&amp;&quot; de 69&quot;" office:value-type="string" office:string-value="Puntuación máxima: 69 de 69" calcext:value-type="string">
            <text:p>Puntuación máxima: 69 de 69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5" office:value-type="string" calcext:value-type="string">
            <text:p>Dirección</text:p>
          </table:table-cell>
          <table:table-cell table:style-name="ce19" office:value-type="string" calcext:value-type="string" table:number-columns-spanned="2" table:number-rows-spanned="1">
            <text:p><text:span text:style-name="T4">Chloé Zhao</text:span></text:p>
            <text:p><text:span text:style-name="T4">(Hamnet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Josh Safdie</text:span></text:p>
            <text:p><text:span text:style-name="T4">(Marty Supreme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Paul Thomas Anderson</text:span></text:p>
            <text:p><text:span text:style-name="T4">(One Battle After Another)</text:span>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Ryan Coogler</text:span></text:p>
            <text:p><text:span text:style-name="T5">(Sinners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Joachim Trier</text:span></text:p>
            <text:p><text:span text:style-name="T4">(Valor sentimental)</text:span></text:p>
          </table:table-cell>
          <table:covered-table-cell table:style-name="ce47"/>
          <table:table-cell table:style-name="ce263" office:value-type="string" calcext:value-type="string">
            <text:p>?</text:p>
          </table:table-cell>
          <table:table-cell table:style-name="ce445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6" office:value-type="string" calcext:value-type="string">
            <text:p>Actriz protagonista</text:p>
          </table:table-cell>
          <table:table-cell table:style-name="ce288" office:value-type="string" calcext:value-type="string" table:number-columns-spanned="2" table:number-rows-spanned="1">
            <text:p><text:span text:style-name="T4">Emma Stone</text:span></text:p>
            <text:p><text:span text:style-name="T4">(Bugonia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Jessie Buckley</text:span></text:p>
            <text:p><text:span text:style-name="T4">(Hamnet)</text:span></text:p>
          </table:table-cell>
          <table:covered-table-cell table:style-name="ce196"/>
          <table:table-cell table:style-name="ce223" office:value-type="string" calcext:value-type="string" table:number-columns-spanned="2" table:number-rows-spanned="1">
            <text:p><text:span text:style-name="T5">Rose Byrne</text:span></text:p>
            <text:p><text:span text:style-name="T5">(If I Had Legs I'd Kick You)</text:span></text:p>
          </table:table-cell>
          <table:covered-table-cell table:style-name="ce196"/>
          <table:table-cell table:style-name="ce90" office:value-type="string" calcext:value-type="string" table:number-columns-spanned="2" table:number-rows-spanned="1">
            <text:p><text:span text:style-name="T5">Kate Hudson</text:span></text:p>
            <text:p><text:span text:style-name="T5">(Song Song Blue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Renate Reinsve</text:span></text:p>
            <text:p><text:span text:style-name="T4">(Valor sentimental)</text:span></text:p>
          </table:table-cell>
          <table:covered-table-cell table:style-name="ce196"/>
          <table:table-cell table:style-name="ce127" office:value-type="string" calcext:value-type="string">
            <text:p>?</text:p>
          </table:table-cell>
          <table:table-cell table:style-name="ce446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147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147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147" table:formula="of:=[.B6]" office:value-type="string" office:string-value="Emma Stone&#10;(Bugonia)" calcext:value-type="string">
            <text:p>Emma Stone</text:p>
            <text:p>(Bugonia)</text:p>
          </table:table-cell>
          <table:table-cell table:style-name="ce147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9" office:value-type="string" calcext:value-type="string">
            <text:p>Actor protagonista</text:p>
          </table:table-cell>
          <table:table-cell table:style-name="ce169" office:value-type="string" calcext:value-type="string" table:number-columns-spanned="2" table:number-rows-spanned="1">
            <text:p><text:span text:style-name="T5">Ethan Hawke</text:span></text:p>
            <text:p><text:span text:style-name="T5">(Blue Moon)</text:span></text:p>
          </table:table-cell>
          <table:covered-table-cell table:style-name="ce197"/>
          <table:table-cell table:style-name="ce358" office:value-type="string" calcext:value-type="string" table:number-columns-spanned="2" table:number-rows-spanned="1">
            <text:p><text:span text:style-name="T4">Timothée Chalamet</text:span></text:p>
            <text:p><text:span text:style-name="T4">(Marty Supreme)</text:span></text:p>
          </table:table-cell>
          <table:covered-table-cell table:style-name="ce197"/>
          <table:table-cell table:style-name="ce358" office:value-type="string" calcext:value-type="string" table:number-columns-spanned="2" table:number-rows-spanned="1">
            <text:p><text:span text:style-name="T4">Wagner Moura</text:span></text:p>
            <text:p><text:span text:style-name="T4">(O Agente Secreto)</text:span></text:p>
          </table:table-cell>
          <table:covered-table-cell table:style-name="ce197"/>
          <table:table-cell table:style-name="ce358" office:value-type="string" calcext:value-type="string" table:number-columns-spanned="2" table:number-rows-spanned="1">
            <text:p><text:span text:style-name="T4">Leonardo DiCaprio</text:span></text:p>
            <text:p><text:span text:style-name="T4">(One Battle After Another)</text:span></text:p>
          </table:table-cell>
          <table:covered-table-cell table:style-name="ce197"/>
          <table:table-cell table:style-name="ce409" office:value-type="string" calcext:value-type="string" table:number-columns-spanned="2" table:number-rows-spanned="1">
            <text:p><text:span text:style-name="T5">Michael B. Jordan</text:span></text:p>
            <text:p><text:span text:style-name="T5">(Sinners)</text:span></text:p>
          </table:table-cell>
          <table:covered-table-cell table:style-name="ce250"/>
          <table:table-cell table:style-name="ce269" office:value-type="string" calcext:value-type="string">
            <text:p>?</text:p>
          </table:table-cell>
          <table:table-cell table:style-name="ce447" table:formula="of:=[.D7]" office:value-type="string" office:string-value="Timothée Chalamet&#10;(Marty Supreme)" calcext:value-type="string">
            <text:p>Timothée Chalamet</text:p>
            <text:p>(Marty Supreme)</text:p>
          </table:table-cell>
          <table:table-cell table:style-name="ce148" table:formula="of:=[.J7]" office:value-type="string" office:string-value="Michael B. Jordan&#10;(Sinners)" calcext:value-type="string">
            <text:p>Michael B. Jordan</text:p>
            <text:p>(Sinners)</text:p>
          </table:table-cell>
          <table:table-cell table:style-name="ce148" table:formula="of:=[.J7]" office:value-type="string" office:string-value="Michael B. Jordan&#10;(Sinners)" calcext:value-type="string">
            <text:p>Michael B. Jordan</text:p>
            <text:p>(Sinners)</text:p>
          </table:table-cell>
          <table:table-cell table:style-name="ce148" table:formula="of:=[.J7]" office:value-type="string" office:string-value="Michael B. Jordan&#10;(Sinners)" calcext:value-type="string">
            <text:p>Michael B. Jordan</text:p>
            <text:p>(Sinners)</text:p>
          </table:table-cell>
          <table:table-cell table:style-name="ce148" table:formula="of:=[.D7]" office:value-type="string" office:string-value="Timothée Chalamet&#10;(Marty Supreme)" calcext:value-type="string">
            <text:p>Timothée Chalamet</text:p>
            <text:p>(Marty Supreme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6" office:value-type="string" calcext:value-type="string">
            <text:p>Actriz de reparto</text:p>
          </table:table-cell>
          <table:table-cell table:style-name="ce288" office:value-type="string" calcext:value-type="string" table:number-columns-spanned="2" table:number-rows-spanned="1">
            <text:p><text:span text:style-name="T4">Teyana Taylor</text:span></text:p>
            <text:p><text:span text:style-name="T4">(One Battle After Another)</text:span></text:p>
          </table:table-cell>
          <table:covered-table-cell table:style-name="ce196"/>
          <table:table-cell table:style-name="ce223" office:value-type="string" calcext:value-type="string" table:number-columns-spanned="2" table:number-rows-spanned="1">
            <text:p><text:span text:style-name="T5">Wunmi Mosaku</text:span></text:p>
            <text:p><text:span text:style-name="T5">(Sinners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Elle Fanning</text:span></text:p>
            <text:p><text:span text:style-name="T4">(Valor sentimental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Inga Ibsdotter Lilleaas</text:span></text:p>
            <text:p><text:span text:style-name="T4">(Valor sentimental)</text:span></text:p>
          </table:table-cell>
          <table:covered-table-cell table:style-name="ce196"/>
          <table:table-cell table:style-name="ce223" office:value-type="string" calcext:value-type="string" table:number-columns-spanned="2" table:number-rows-spanned="1">
            <text:p><text:span text:style-name="T5">Amy Madigan</text:span></text:p>
            <text:p><text:span text:style-name="T5">(Weapons)</text:span></text:p>
          </table:table-cell>
          <table:covered-table-cell table:style-name="ce196"/>
          <table:table-cell table:style-name="ce127" office:value-type="string" calcext:value-type="string">
            <text:p>?</text:p>
          </table:table-cell>
          <table:table-cell table:style-name="ce448" table:formula="of:=[.D8]" office:value-type="string" office:string-value="Wunmi Mosaku&#10;(Sinners)" calcext:value-type="string">
            <text:p>Wunmi Mosaku</text:p>
            <text:p>(Sinners)</text:p>
          </table:table-cell>
          <table:table-cell table:style-name="ce149" table:formula="of:=[.D8]" office:value-type="string" office:string-value="Wunmi Mosaku&#10;(Sinners)" calcext:value-type="string">
            <text:p>Wunmi Mosaku</text:p>
            <text:p>(Sinners)</text:p>
          </table:table-cell>
          <table:table-cell table:style-name="ce149" table:formula="of:=[.J8]" office:value-type="string" office:string-value="Amy Madigan&#10;(Weapons)" calcext:value-type="string">
            <text:p>Amy Madigan</text:p>
            <text:p>(Weapons)</text:p>
          </table:table-cell>
          <table:table-cell table:style-name="ce149" table:formula="of:=[.B8]" office:value-type="string" office:string-value="Teyana Taylor&#10;(One Battle After Another)" calcext:value-type="string">
            <text:p>Teyana Taylor</text:p>
            <text:p>(One Battle After Another)</text:p>
          </table:table-cell>
          <table:table-cell table:style-name="ce149" table:formula="of:=[.F8]" office:value-type="string" office:string-value="Elle Fanning&#10;(Valor sentimental)" calcext:value-type="string">
            <text:p>Elle Fanning</text:p>
            <text:p>(Valor sentimental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30" office:value-type="string" calcext:value-type="string">
            <text:p>Actor de reparto</text:p>
          </table:table-cell>
          <table:table-cell table:style-name="ce29" office:value-type="string" calcext:value-type="string" table:number-columns-spanned="2" table:number-rows-spanned="1">
            <text:p><text:span text:style-name="T4">Jacob Elordi</text:span></text:p>
            <text:p><text:span text:style-name="T4">(Frankenstein)</text:span></text:p>
          </table:table-cell>
          <table:covered-table-cell table:style-name="ce202"/>
          <table:table-cell table:style-name="ce115" office:value-type="string" calcext:value-type="string" table:number-columns-spanned="2" table:number-rows-spanned="1">
            <text:p><text:span text:style-name="T4">Benicio del Toro</text:span></text:p>
            <text:p><text:span text:style-name="T4">(One Battle After Another)</text:span></text:p>
          </table:table-cell>
          <table:covered-table-cell table:style-name="ce202"/>
          <table:table-cell table:style-name="ce115" office:value-type="string" calcext:value-type="string" table:number-columns-spanned="2" table:number-rows-spanned="1">
            <text:p><text:span text:style-name="T4">Sean Penn</text:span></text:p>
            <text:p><text:span text:style-name="T4">(One Battle After Another)</text:span></text:p>
          </table:table-cell>
          <table:covered-table-cell table:style-name="ce202"/>
          <table:table-cell table:style-name="ce239" office:value-type="string" calcext:value-type="string" table:number-columns-spanned="2" table:number-rows-spanned="1">
            <text:p><text:span text:style-name="T5">Delroy Lindo</text:span></text:p>
            <text:p><text:span text:style-name="T5">(Sinners)</text:span></text:p>
          </table:table-cell>
          <table:covered-table-cell table:style-name="ce202"/>
          <table:table-cell table:style-name="ce115" office:value-type="string" calcext:value-type="string" table:number-columns-spanned="2" table:number-rows-spanned="1">
            <text:p><text:span text:style-name="T4">Stellan Skarsgard</text:span></text:p>
            <text:p><text:span text:style-name="T4">(Valor sentimental)</text:span></text:p>
          </table:table-cell>
          <table:covered-table-cell table:style-name="ce251"/>
          <table:table-cell table:style-name="ce269" office:value-type="string" calcext:value-type="string">
            <text:p>?</text:p>
          </table:table-cell>
          <table:table-cell table:style-name="ce449" table:formula="of:=[.F9]" office:value-type="string" office:string-value="Sean Penn&#10;(One Battle After Another)" calcext:value-type="string">
            <text:p>Sean Penn</text:p>
            <text:p>(One Battle After Another)</text:p>
          </table:table-cell>
          <table:table-cell table:style-name="ce150" table:formula="of:=[.J9]" office:value-type="string" office:string-value="Stellan Skarsgard&#10;(Valor sentimental)" calcext:value-type="string">
            <text:p>Stellan Skarsgard</text:p>
            <text:p>(Valor sentimental)</text:p>
          </table:table-cell>
          <table:table-cell table:style-name="ce150" table:formula="of:=[.J9]" office:value-type="string" office:string-value="Stellan Skarsgard&#10;(Valor sentimental)" calcext:value-type="string">
            <text:p>Stellan Skarsgard</text:p>
            <text:p>(Valor sentimental)</text:p>
          </table:table-cell>
          <table:table-cell table:style-name="ce150" table:formula="of:=[.B9]" office:value-type="string" office:string-value="Jacob Elordi&#10;(Frankenstein)" calcext:value-type="string">
            <text:p>Jacob Elordi</text:p>
            <text:p>(Frankenstein)</text:p>
          </table:table-cell>
          <table:table-cell table:style-name="ce150" table:formula="of:=[.F9]" office:value-type="string" office:string-value="Sean Penn&#10;(One Battle After Another)" calcext:value-type="string">
            <text:p>Sean Penn</text:p>
            <text:p>(One Battle After Another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s intermedias</text:span><text:span text:style-name="T2"> (3 pt)</text:span></text:p>
          </table:table-cell>
          <table:covered-table-cell table:style-name="ce32"/>
          <table:covered-table-cell table:style-name="ce62"/>
          <table:covered-table-cell table:number-columns-repeated="8" table:style-name="ce67"/>
          <table:covered-table-cell table:style-name="ce124"/>
          <table:table-cell table:style-name="ce450" table:formula="of:=[.M2]+IF(AND([.$L$3]=[.M19];[.M3]&lt;&gt;[.$K$1]);10;0)+IF(AND([.$L$5]=[.M19];[.M5]&lt;&gt;[.$K$1]);5;0)+IF(AND([.$L$6]=[.M19];[.M6]&lt;&gt;[.$K$1]);5;0)+IF(AND([.$L$7]=[.M19];[.M7]&lt;&gt;[.$K$1]);5;0)+IF(AND([.$L$8]=[.M19];[.M8]&lt;&gt;[.$K$1]);5;0)+IF(AND([.$L$9]=[.M19];[.M9]&lt;&gt;[.$K$1]);5;0)+IF(AND([.$L$11]=[.M19];[.M11]&lt;&gt;[.$K$1]);3;0)+IF(AND([.$L$12]=[.M19];[.M12]&lt;&gt;[.$K$1]);3;0)+IF(AND([.$L$13]=[.M19];[.M13]&lt;&gt;[.$K$1]);3;0)+IF(AND([.$L$14]=[.M19];[.M14]&lt;&gt;[.$K$1]);3;0)+IF(AND([.$L$15]=[.M19];[.M15]&lt;&gt;[.$K$1]);3;0)+IF(AND([.$L$16]=[.M19];[.M16]&lt;&gt;[.$K$1]);3;0)+IF(AND([.$L$17]=[.M19];[.M17]&lt;&gt;[.$K$1]);3;0)+IF(AND([.$L$18]=[.M19];[.M18]&lt;&gt;[.$K$1]);3;0)+IF(AND([.$L$20]=[.M19];[.M20]&lt;&gt;[.$K$1]);1;0)+IF(AND([.$L$21]=[.M19];[.M21]&lt;&gt;[.$K$1]);1;0)+IF(AND([.$L$22]=[.M19];[.M22]&lt;&gt;[.$K$1]);1;0)+IF(AND([.$L$23]=[.M19];[.M23]&lt;&gt;[.$K$1]);1;0)+IF(AND([.$L$24]=[.M19];[.M24]&lt;&gt;[.$K$1]);1;0)+IF(AND([.$L$25]=[.M19];[.M25]&lt;&gt;[.$K$1]);1;0)+IF(AND([.$L$26]=[.M19];[.M26]&lt;&gt;[.$K$1]);1;0)+IF(AND([.$L$27]=[.M19];[.M27]&lt;&gt;[.$K$1]);1;0)+IF(AND([.$L$28]=[.M19];[.M28]&lt;&gt;[.$K$1]);1;0)+IF(AND([.$L$29]=[.M19];[.M29]&lt;&gt;[.$K$1]);1;0)" office:value-type="float" office:value="69" calcext:value-type="float">
            <text:p>69</text:p>
          </table:table-cell>
          <table:table-cell table:style-name="ce450" table:formula="of:=[.N2]+IF(AND([.$L$3]=[.N19];[.N3]&lt;&gt;[.$K$1]);10;0)+IF(AND([.$L$5]=[.N19];[.N5]&lt;&gt;[.$K$1]);5;0)+IF(AND([.$L$6]=[.N19];[.N6]&lt;&gt;[.$K$1]);5;0)+IF(AND([.$L$7]=[.N19];[.N7]&lt;&gt;[.$K$1]);5;0)+IF(AND([.$L$8]=[.N19];[.N8]&lt;&gt;[.$K$1]);5;0)+IF(AND([.$L$9]=[.N19];[.N9]&lt;&gt;[.$K$1]);5;0)+IF(AND([.$L$11]=[.N19];[.N11]&lt;&gt;[.$K$1]);3;0)+IF(AND([.$L$12]=[.N19];[.N12]&lt;&gt;[.$K$1]);3;0)+IF(AND([.$L$13]=[.N19];[.N13]&lt;&gt;[.$K$1]);3;0)+IF(AND([.$L$14]=[.N19];[.N14]&lt;&gt;[.$K$1]);3;0)+IF(AND([.$L$15]=[.N19];[.N15]&lt;&gt;[.$K$1]);3;0)+IF(AND([.$L$16]=[.N19];[.N16]&lt;&gt;[.$K$1]);3;0)+IF(AND([.$L$17]=[.N19];[.N17]&lt;&gt;[.$K$1]);3;0)+IF(AND([.$L$18]=[.N19];[.N18]&lt;&gt;[.$K$1]);3;0)+IF(AND([.$L$20]=[.N19];[.N20]&lt;&gt;[.$K$1]);1;0)+IF(AND([.$L$21]=[.N19];[.N21]&lt;&gt;[.$K$1]);1;0)+IF(AND([.$L$22]=[.N19];[.N22]&lt;&gt;[.$K$1]);1;0)+IF(AND([.$L$23]=[.N19];[.N23]&lt;&gt;[.$K$1]);1;0)+IF(AND([.$L$24]=[.N19];[.N24]&lt;&gt;[.$K$1]);1;0)+IF(AND([.$L$25]=[.N19];[.N25]&lt;&gt;[.$K$1]);1;0)+IF(AND([.$L$26]=[.N19];[.N26]&lt;&gt;[.$K$1]);1;0)+IF(AND([.$L$27]=[.N19];[.N27]&lt;&gt;[.$K$1]);1;0)+IF(AND([.$L$28]=[.N19];[.N28]&lt;&gt;[.$K$1]);1;0)+IF(AND([.$L$29]=[.N19];[.N29]&lt;&gt;[.$K$1]);1;0)" office:value-type="float" office:value="69" calcext:value-type="float">
            <text:p>69</text:p>
          </table:table-cell>
          <table:table-cell table:style-name="ce450" table:formula="of:=[.O2]+IF(AND([.$L$3]=[.O19];[.O3]&lt;&gt;[.$K$1]);10;0)+IF(AND([.$L$5]=[.O19];[.O5]&lt;&gt;[.$K$1]);5;0)+IF(AND([.$L$6]=[.O19];[.O6]&lt;&gt;[.$K$1]);5;0)+IF(AND([.$L$7]=[.O19];[.O7]&lt;&gt;[.$K$1]);5;0)+IF(AND([.$L$8]=[.O19];[.O8]&lt;&gt;[.$K$1]);5;0)+IF(AND([.$L$9]=[.O19];[.O9]&lt;&gt;[.$K$1]);5;0)+IF(AND([.$L$11]=[.O19];[.O11]&lt;&gt;[.$K$1]);3;0)+IF(AND([.$L$12]=[.O19];[.O12]&lt;&gt;[.$K$1]);3;0)+IF(AND([.$L$13]=[.O19];[.O13]&lt;&gt;[.$K$1]);3;0)+IF(AND([.$L$14]=[.O19];[.O14]&lt;&gt;[.$K$1]);3;0)+IF(AND([.$L$15]=[.O19];[.O15]&lt;&gt;[.$K$1]);3;0)+IF(AND([.$L$16]=[.O19];[.O16]&lt;&gt;[.$K$1]);3;0)+IF(AND([.$L$17]=[.O19];[.O17]&lt;&gt;[.$K$1]);3;0)+IF(AND([.$L$18]=[.O19];[.O18]&lt;&gt;[.$K$1]);3;0)+IF(AND([.$L$20]=[.O19];[.O20]&lt;&gt;[.$K$1]);1;0)+IF(AND([.$L$21]=[.O19];[.O21]&lt;&gt;[.$K$1]);1;0)+IF(AND([.$L$22]=[.O19];[.O22]&lt;&gt;[.$K$1]);1;0)+IF(AND([.$L$23]=[.O19];[.O23]&lt;&gt;[.$K$1]);1;0)+IF(AND([.$L$24]=[.O19];[.O24]&lt;&gt;[.$K$1]);1;0)+IF(AND([.$L$25]=[.O19];[.O25]&lt;&gt;[.$K$1]);1;0)+IF(AND([.$L$26]=[.O19];[.O26]&lt;&gt;[.$K$1]);1;0)+IF(AND([.$L$27]=[.O19];[.O27]&lt;&gt;[.$K$1]);1;0)+IF(AND([.$L$28]=[.O19];[.O28]&lt;&gt;[.$K$1]);1;0)+IF(AND([.$L$29]=[.O19];[.O29]&lt;&gt;[.$K$1]);1;0)" office:value-type="float" office:value="69" calcext:value-type="float">
            <text:p>69</text:p>
          </table:table-cell>
          <table:table-cell table:style-name="ce450" table:formula="of:=[.P2]+IF(AND([.$L$3]=[.P19];[.P3]&lt;&gt;[.$K$1]);10;0)+IF(AND([.$L$5]=[.P19];[.P5]&lt;&gt;[.$K$1]);5;0)+IF(AND([.$L$6]=[.P19];[.P6]&lt;&gt;[.$K$1]);5;0)+IF(AND([.$L$7]=[.P19];[.P7]&lt;&gt;[.$K$1]);5;0)+IF(AND([.$L$8]=[.P19];[.P8]&lt;&gt;[.$K$1]);5;0)+IF(AND([.$L$9]=[.P19];[.P9]&lt;&gt;[.$K$1]);5;0)+IF(AND([.$L$11]=[.P19];[.P11]&lt;&gt;[.$K$1]);3;0)+IF(AND([.$L$12]=[.P19];[.P12]&lt;&gt;[.$K$1]);3;0)+IF(AND([.$L$13]=[.P19];[.P13]&lt;&gt;[.$K$1]);3;0)+IF(AND([.$L$14]=[.P19];[.P14]&lt;&gt;[.$K$1]);3;0)+IF(AND([.$L$15]=[.P19];[.P15]&lt;&gt;[.$K$1]);3;0)+IF(AND([.$L$16]=[.P19];[.P16]&lt;&gt;[.$K$1]);3;0)+IF(AND([.$L$17]=[.P19];[.P17]&lt;&gt;[.$K$1]);3;0)+IF(AND([.$L$18]=[.P19];[.P18]&lt;&gt;[.$K$1]);3;0)+IF(AND([.$L$20]=[.P19];[.P20]&lt;&gt;[.$K$1]);1;0)+IF(AND([.$L$21]=[.P19];[.P21]&lt;&gt;[.$K$1]);1;0)+IF(AND([.$L$22]=[.P19];[.P22]&lt;&gt;[.$K$1]);1;0)+IF(AND([.$L$23]=[.P19];[.P23]&lt;&gt;[.$K$1]);1;0)+IF(AND([.$L$24]=[.P19];[.P24]&lt;&gt;[.$K$1]);1;0)+IF(AND([.$L$25]=[.P19];[.P25]&lt;&gt;[.$K$1]);1;0)+IF(AND([.$L$26]=[.P19];[.P26]&lt;&gt;[.$K$1]);1;0)+IF(AND([.$L$27]=[.P19];[.P27]&lt;&gt;[.$K$1]);1;0)+IF(AND([.$L$28]=[.P19];[.P28]&lt;&gt;[.$K$1]);1;0)+IF(AND([.$L$29]=[.P19];[.P29]&lt;&gt;[.$K$1]);1;0)" office:value-type="float" office:value="69" calcext:value-type="float">
            <text:p>69</text:p>
          </table:table-cell>
          <table:table-cell table:style-name="ce450" table:formula="of:=[.Q2]+IF(AND([.$L$3]=[.Q19];[.Q3]&lt;&gt;[.$K$1]);10;0)+IF(AND([.$L$5]=[.Q19];[.Q5]&lt;&gt;[.$K$1]);5;0)+IF(AND([.$L$6]=[.Q19];[.Q6]&lt;&gt;[.$K$1]);5;0)+IF(AND([.$L$7]=[.Q19];[.Q7]&lt;&gt;[.$K$1]);5;0)+IF(AND([.$L$8]=[.Q19];[.Q8]&lt;&gt;[.$K$1]);5;0)+IF(AND([.$L$9]=[.Q19];[.Q9]&lt;&gt;[.$K$1]);5;0)+IF(AND([.$L$11]=[.Q19];[.Q11]&lt;&gt;[.$K$1]);3;0)+IF(AND([.$L$12]=[.Q19];[.Q12]&lt;&gt;[.$K$1]);3;0)+IF(AND([.$L$13]=[.Q19];[.Q13]&lt;&gt;[.$K$1]);3;0)+IF(AND([.$L$14]=[.Q19];[.Q14]&lt;&gt;[.$K$1]);3;0)+IF(AND([.$L$15]=[.Q19];[.Q15]&lt;&gt;[.$K$1]);3;0)+IF(AND([.$L$16]=[.Q19];[.Q16]&lt;&gt;[.$K$1]);3;0)+IF(AND([.$L$17]=[.Q19];[.Q17]&lt;&gt;[.$K$1]);3;0)+IF(AND([.$L$18]=[.Q19];[.Q18]&lt;&gt;[.$K$1]);3;0)+IF(AND([.$L$20]=[.Q19];[.Q20]&lt;&gt;[.$K$1]);1;0)+IF(AND([.$L$21]=[.Q19];[.Q21]&lt;&gt;[.$K$1]);1;0)+IF(AND([.$L$22]=[.Q19];[.Q22]&lt;&gt;[.$K$1]);1;0)+IF(AND([.$L$23]=[.Q19];[.Q23]&lt;&gt;[.$K$1]);1;0)+IF(AND([.$L$24]=[.Q19];[.Q24]&lt;&gt;[.$K$1]);1;0)+IF(AND([.$L$25]=[.Q19];[.Q25]&lt;&gt;[.$K$1]);1;0)+IF(AND([.$L$26]=[.Q19];[.Q26]&lt;&gt;[.$K$1]);1;0)+IF(AND([.$L$27]=[.Q19];[.Q27]&lt;&gt;[.$K$1]);1;0)+IF(AND([.$L$28]=[.Q19];[.Q28]&lt;&gt;[.$K$1]);1;0)+IF(AND([.$L$29]=[.Q19];[.Q29]&lt;&gt;[.$K$1]);1;0)" office:value-type="float" office:value="69" calcext:value-type="float">
            <text:p>69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2" office:value-type="string" calcext:value-type="string">
            <text:p>Guión original</text:p>
          </table:table-cell>
          <table:table-cell table:style-name="ce173" office:value-type="string" calcext:value-type="string" table:number-columns-spanned="2" table:number-rows-spanned="1">
            <text:p>Blue Moon</text:p>
          </table:table-cell>
          <table:covered-table-cell table:style-name="ce53"/>
          <table:table-cell table:style-name="ce116" office:value-type="string" calcext:value-type="string" table:number-columns-spanned="2" table:number-rows-spanned="1">
            <text:p>Marty Supreme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inners</text:p>
          </table:table-cell>
          <table:covered-table-cell table:style-name="ce53"/>
          <table:table-cell table:style-name="ce405" office:value-type="string" calcext:value-type="string" table:number-columns-spanned="2" table:number-rows-spanned="1">
            <text:p>Un simple accidente</text:p>
          </table:table-cell>
          <table:covered-table-cell table:style-name="ce53"/>
          <table:table-cell table:style-name="ce116" office:value-type="string" calcext:value-type="string" table:number-columns-spanned="2" table:number-rows-spanned="1">
            <text:p>Valor sentimental</text:p>
          </table:table-cell>
          <table:covered-table-cell table:style-name="ce252"/>
          <table:table-cell table:style-name="ce226" office:value-type="string" calcext:value-type="string">
            <text:p>?</text:p>
          </table:table-cell>
          <table:table-cell table:style-name="ce451" table:formula="of:=[.F11]" office:value-type="string" office:string-value="Sinners" calcext:value-type="string">
            <text:p>Sinners</text:p>
          </table:table-cell>
          <table:table-cell table:style-name="ce151" table:formula="of:=[.J11]" office:value-type="string" office:string-value="Valor sentimental" calcext:value-type="string">
            <text:p>Valor sentimental</text:p>
          </table:table-cell>
          <table:table-cell table:style-name="ce151" table:formula="of:=[.F11]" office:value-type="string" office:string-value="Sinners" calcext:value-type="string">
            <text:p>Sinners</text:p>
          </table:table-cell>
          <table:table-cell table:style-name="ce151" table:formula="of:=[.F11]" office:value-type="string" office:string-value="Sinners" calcext:value-type="string">
            <text:p>Sinners</text:p>
          </table:table-cell>
          <table:table-cell table:style-name="ce151" table:formula="of:=[.F11]" office:value-type="string" office:string-value="Sinners" calcext:value-type="string">
            <text:p>Sinners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Guión adaptado</text:p>
          </table:table-cell>
          <table:table-cell table:style-name="ce294" office:value-type="string" calcext:value-type="string" table:number-columns-spanned="2" table:number-rows-spanned="1">
            <text:p>Bugonia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Frankenstein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Hamnet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Train Dreams</text:p>
          </table:table-cell>
          <table:covered-table-cell table:style-name="ce253"/>
          <table:table-cell table:style-name="ce273" office:value-type="string" calcext:value-type="string">
            <text:p>?</text:p>
          </table:table-cell>
          <table:table-cell table:style-name="ce4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F12]" office:value-type="string" office:string-value="Hamnet" calcext:value-type="string">
            <text:p>Hamnet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Película extranjera</text:p>
          </table:table-cell>
          <table:table-cell table:style-name="ce176" office:value-type="string" calcext:value-type="string" table:number-columns-spanned="2" table:number-rows-spanned="1">
            <text:p>La voz de Hind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 Agente Secreto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Sirât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Un simple accidente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Valor sentimental</text:p>
          </table:table-cell>
          <table:covered-table-cell table:style-name="ce255"/>
          <table:table-cell table:style-name="ce131" office:value-type="string" calcext:value-type="string">
            <text:p>?</text:p>
          </table:table-cell>
          <table:table-cell table:style-name="ce453" table:formula="of:=[.J13]" office:value-type="string" office:string-value="Valor sentimental" calcext:value-type="string">
            <text:p>Valor sentimental</text:p>
          </table:table-cell>
          <table:table-cell table:style-name="ce153" table:formula="of:=[.J13]" office:value-type="string" office:string-value="Valor sentimental" calcext:value-type="string">
            <text:p>Valor sentimental</text:p>
          </table:table-cell>
          <table:table-cell table:style-name="ce153" table:formula="of:=[.D13]" office:value-type="string" office:string-value="O Agente Secreto" calcext:value-type="string">
            <text:p>O Agente Secreto</text:p>
          </table:table-cell>
          <table:table-cell table:style-name="ce153" table:formula="of:=[.J13]" office:value-type="string" office:string-value="Valor sentimental" calcext:value-type="string">
            <text:p>Valor sentimental</text:p>
          </table:table-cell>
          <table:table-cell table:style-name="ce153" table:formula="of:=[.J13]" office:value-type="string" office:string-value="Valor sentimental" calcext:value-type="string">
            <text:p>Valor sentimental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Película de animación</text:p>
          </table:table-cell>
          <table:table-cell table:style-name="ce296" office:value-type="string" calcext:value-type="string" table:number-columns-spanned="2" table:number-rows-spanned="1">
            <text:p>Amélie et la métaphysique des tubes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Arco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lio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KPop Demon Hunters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Zootrópolis 2</text:p>
          </table:table-cell>
          <table:covered-table-cell table:style-name="ce253"/>
          <table:table-cell table:style-name="ce267" office:value-type="string" calcext:value-type="string">
            <text:p>?</text:p>
          </table:table-cell>
          <table:table-cell table:style-name="ce452" table:formula="of:=[.H14]" office:value-type="string" office:string-value="KPop Demon Hunters" calcext:value-type="string">
            <text:p>KPop Demon Hunters</text:p>
          </table:table-cell>
          <table:table-cell table:style-name="ce152" table:formula="of:=[.H14]" office:value-type="string" office:string-value="KPop Demon Hunters" calcext:value-type="string">
            <text:p>KPop Demon Hunters</text:p>
          </table:table-cell>
          <table:table-cell table:style-name="ce177" table:formula="of:=[.B14]" office:value-type="string" office:string-value="Amélie et la métaphysique des tubes" calcext:value-type="string">
            <text:p>Amélie et la métaphysique des tubes</text:p>
          </table:table-cell>
          <table:table-cell table:style-name="ce175" table:formula="of:=[.H14]" office:value-type="string" office:string-value="KPop Demon Hunters" calcext:value-type="string">
            <text:p>KPop Demon Hunters</text:p>
          </table:table-cell>
          <table:table-cell table:style-name="ce175" table:formula="of:=[.H14]" office:value-type="string" office:string-value="KPop Demon Hunters" calcext:value-type="string">
            <text:p>KPop Demon Hunt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Banda sonora</text:p>
          </table:table-cell>
          <table:table-cell table:style-name="ce297" office:value-type="string" calcext:value-type="string" table:number-columns-spanned="2" table:number-rows-spanned="1">
            <text:p>Bugonia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Frankenstein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Hamnet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ne Battle After Anothe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Sinners</text:p>
          </table:table-cell>
          <table:covered-table-cell table:style-name="ce255"/>
          <table:table-cell table:style-name="ce131" office:value-type="string" calcext:value-type="string">
            <text:p>?</text:p>
          </table:table-cell>
          <table:table-cell table:style-name="ce453" table:formula="of:=[.H15]" office:value-type="string" office:string-value="One Battle After Another" calcext:value-type="string">
            <text:p>One Battle After Another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Fotografía</text:p>
          </table:table-cell>
          <table:table-cell table:style-name="ce294" office:value-type="string" calcext:value-type="string" table:number-columns-spanned="2" table:number-rows-spanned="1">
            <text:p>Frankenstein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Marty Supreme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Sinners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Train Dreams</text:p>
          </table:table-cell>
          <table:covered-table-cell table:style-name="ce253"/>
          <table:table-cell table:style-name="ce273" office:value-type="string" calcext:value-type="string">
            <text:p>?</text:p>
          </table:table-cell>
          <table:table-cell table:style-name="ce452" table:formula="of:=[.B16]" office:value-type="string" office:string-value="Frankenstein" calcext:value-type="string">
            <text:p>Frankenstein</text:p>
          </table:table-cell>
          <table:table-cell table:style-name="ce152" table:formula="of:=[.H16]" office:value-type="string" office:string-value="Sinners" calcext:value-type="string">
            <text:p>Sinners</text:p>
          </table:table-cell>
          <table:table-cell table:style-name="ce152" table:formula="of:=[.H16]" office:value-type="string" office:string-value="Sinners" calcext:value-type="string">
            <text:p>Sinners</text:p>
          </table:table-cell>
          <table:table-cell table:style-name="ce152" table:formula="of:=[.H15]" office:value-type="string" office:string-value="One Battle After Another" calcext:value-type="string">
            <text:p>One Battle After Another</text:p>
          </table:table-cell>
          <table:table-cell table:style-name="ce152" table:formula="of:=[.F16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Sonido</text:p>
          </table:table-cell>
          <table:table-cell table:style-name="ce297" office:value-type="string" calcext:value-type="string" table:number-columns-spanned="2" table:number-rows-spanned="1">
            <text:p>F1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Frankenstein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ne Battle After Anothe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Sinners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Sirât</text:p>
          </table:table-cell>
          <table:covered-table-cell table:style-name="ce255"/>
          <table:table-cell table:style-name="ce131" office:value-type="string" calcext:value-type="string">
            <text:p>?</text:p>
          </table:table-cell>
          <table:table-cell table:style-name="ce453" table:formula="of:=[.B17]" office:value-type="string" office:string-value="F1" calcext:value-type="string">
            <text:p>F1</text:p>
          </table:table-cell>
          <table:table-cell table:style-name="ce153" table:formula="of:=[.H17]" office:value-type="string" office:string-value="Sinners" calcext:value-type="string">
            <text:p>Sinners</text:p>
          </table:table-cell>
          <table:table-cell table:style-name="ce153" table:formula="of:=[.F17]" office:value-type="string" office:string-value="One Battle After Another" calcext:value-type="string">
            <text:p>One Battle After Another</text:p>
          </table:table-cell>
          <table:table-cell table:style-name="ce153" table:formula="of:=[.H17]" office:value-type="string" office:string-value="Sinners" calcext:value-type="string">
            <text:p>Sinners</text:p>
          </table:table-cell>
          <table:table-cell table:style-name="ce153" table:formula="of:=[.H17]" office:value-type="string" office:string-value="Sinners" calcext:value-type="string">
            <text:p>Sinn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Montaje</text:p>
          </table:table-cell>
          <table:table-cell table:style-name="ce294" office:value-type="string" calcext:value-type="string" table:number-columns-spanned="2" table:number-rows-spanned="1">
            <text:p>F1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Marty Supreme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Sinners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Valor sentimental</text:p>
          </table:table-cell>
          <table:covered-table-cell table:style-name="ce253"/>
          <table:table-cell table:style-name="ce273" office:value-type="string" calcext:value-type="string">
            <text:p>?</text:p>
          </table:table-cell>
          <table:table-cell table:style-name="ce452" table:formula="of:=[.D18]" office:value-type="string" office:string-value="Marty Supreme" calcext:value-type="string">
            <text:p>Marty Supreme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3">Categorías irrelevantes</text:span> (1 pt)</text:p>
          </table:table-cell>
          <table:covered-table-cell table:style-name="ce32"/>
          <table:covered-table-cell table:style-name="ce67"/>
          <table:covered-table-cell table:style-name="ce62"/>
          <table:covered-table-cell table:number-columns-repeated="7" table:style-name="ce67"/>
          <table:covered-table-cell table:style-name="ce124"/>
          <table:table-cell table:number-columns-repeated="5" table:style-name="ce454" office:value-type="string" calcext:value-type="string">
            <text:p>?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Efectos visuales</text:p>
          </table:table-cell>
          <table:table-cell table:style-name="ce182" office:value-type="string" calcext:value-type="string" table:number-columns-spanned="2" table:number-rows-spanned="1">
            <text:p>Avatar: Fire and Ash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F1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Jurassic World: Rebirth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inner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Lost Bus</text:p>
          </table:table-cell>
          <table:covered-table-cell table:style-name="ce419"/>
          <table:table-cell table:style-name="ce128" office:value-type="string" calcext:value-type="string">
            <text:p>?</text:p>
          </table:table-cell>
          <table:table-cell table:style-name="ce455" table:formula="of:=[.D20]" office:value-type="string" office:string-value="F1" calcext:value-type="string">
            <text:p>F1</text:p>
          </table:table-cell>
          <table:table-cell table:style-name="ce154" table:formula="of:=[.H20]" office:value-type="string" office:string-value="Sinners" calcext:value-type="string">
            <text:p>Sinners</text:p>
          </table:table-cell>
          <table:table-cell table:style-name="ce154" table:formula="of:=[.B20]" office:value-type="string" office:string-value="Avatar: Fire and Ash" calcext:value-type="string">
            <text:p>Avatar: Fire and Ash</text:p>
          </table:table-cell>
          <table:table-cell table:style-name="ce154" table:formula="of:=[.B20]" office:value-type="string" office:string-value="Avatar: Fire and Ash" calcext:value-type="string">
            <text:p>Avatar: Fire and Ash</text:p>
          </table:table-cell>
          <table:table-cell table:style-name="ce154" table:formula="of:=[.B20]" office:value-type="string" office:string-value="Avatar: Fire and Ash" calcext:value-type="string">
            <text:p>Avatar: Fire and Ash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Diseño de producción</text:p>
          </table:table-cell>
          <table:table-cell table:style-name="ce64" office:value-type="string" calcext:value-type="string" table:number-columns-spanned="2" table:number-rows-spanned="1">
            <text:p>Frankenstein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Hamnet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Marty Supreme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One Battle After Another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Sinners</text:p>
          </table:table-cell>
          <table:covered-table-cell table:style-name="ce58"/>
          <table:table-cell table:style-name="ce230" office:value-type="string" calcext:value-type="string">
            <text:p>?</text:p>
          </table:table-cell>
          <table:table-cell table:style-name="ce456" table:formula="of:=[.F21]" office:value-type="string" office:string-value="Marty Supreme" calcext:value-type="string">
            <text:p>Marty Supreme</text:p>
          </table:table-cell>
          <table:table-cell table:style-name="ce155" table:formula="of:=[.D21]" office:value-type="string" office:string-value="Hamnet" calcext:value-type="string">
            <text:p>Hamnet</text:p>
          </table:table-cell>
          <table:table-cell table:style-name="ce155" table:formula="of:=[.B21]" office:value-type="string" office:string-value="Frankenstein" calcext:value-type="string">
            <text:p>Frankenstein</text:p>
          </table:table-cell>
          <table:table-cell table:style-name="ce155" table:formula="of:=[.B21]" office:value-type="string" office:string-value="Frankenstein" calcext:value-type="string">
            <text:p>Frankenstein</text:p>
          </table:table-cell>
          <table:table-cell table:style-name="ce155" table:formula="of:=[.F21]" office:value-type="string" office:string-value="Marty Supreme" calcext:value-type="string">
            <text:p>Marty Supreme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Maquillaje y peluquería</text:p>
          </table:table-cell>
          <table:table-cell table:style-name="ce44" office:value-type="string" calcext:value-type="string" table:number-columns-spanned="2" table:number-rows-spanned="1">
            <text:p>Frankenstein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Kokuhô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La hermanastra fea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Sinners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he Smashing Machine</text:p>
          </table:table-cell>
          <table:covered-table-cell table:style-name="ce59"/>
          <table:table-cell table:style-name="ce128" office:value-type="string" calcext:value-type="string">
            <text:p>?</text:p>
          </table:table-cell>
          <table:table-cell table:style-name="ce457" table:formula="of:=[.B22]" office:value-type="string" office:string-value="Frankenstein" calcext:value-type="string">
            <text:p>Frankenstein</text:p>
          </table:table-cell>
          <table:table-cell table:style-name="ce157" table:formula="of:=[.H22]" office:value-type="string" office:string-value="Sinners" calcext:value-type="string">
            <text:p>Sinners</text:p>
          </table:table-cell>
          <table:table-cell table:style-name="ce157" table:formula="of:=[.B22]" office:value-type="string" office:string-value="Frankenstein" calcext:value-type="string">
            <text:p>Frankenstein</text:p>
          </table:table-cell>
          <table:table-cell table:style-name="ce157" table:formula="of:=[.B22]" office:value-type="string" office:string-value="Frankenstein" calcext:value-type="string">
            <text:p>Frankenstein</text:p>
          </table:table-cell>
          <table:table-cell table:style-name="ce157" table:formula="of:=[.B22]" office:value-type="string" office:string-value="Frankenstein" calcext:value-type="string">
            <text:p>Frankenstein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Vestuario</text:p>
          </table:table-cell>
          <table:table-cell table:style-name="ce186" office:value-type="string" calcext:value-type="string" table:number-columns-spanned="2" table:number-rows-spanned="1">
            <text:p>Avatar: Fire and Ash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Frankenstein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Hamnet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Marty Suprem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inners</text:p>
          </table:table-cell>
          <table:covered-table-cell table:style-name="ce42"/>
          <table:table-cell table:style-name="ce230" office:value-type="string" calcext:value-type="string">
            <text:p>?</text:p>
          </table:table-cell>
          <table:table-cell table:style-name="ce456" table:formula="of:=[.F23]" office:value-type="string" office:string-value="Hamnet" calcext:value-type="string">
            <text:p>Hamnet</text:p>
          </table:table-cell>
          <table:table-cell table:style-name="ce155" table:formula="of:=[.F23]" office:value-type="string" office:string-value="Hamnet" calcext:value-type="string">
            <text:p>Hamnet</text:p>
          </table:table-cell>
          <table:table-cell table:style-name="ce155" table:formula="of:=[.F23]" office:value-type="string" office:string-value="Hamnet" calcext:value-type="string">
            <text:p>Hamnet</text:p>
          </table:table-cell>
          <table:table-cell table:style-name="ce155" table:formula="of:=[.D23]" office:value-type="string" office:string-value="Frankenstein" calcext:value-type="string">
            <text:p>Frankenstein</text:p>
          </table:table-cell>
          <table:table-cell table:style-name="ce155" table:formula="of:=[.J23]" office:value-type="string" office:string-value="Sinners" calcext:value-type="string">
            <text:p>Sinn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Casting</text:p>
          </table:table-cell>
          <table:table-cell table:style-name="ce35" office:value-type="string" calcext:value-type="string" table:number-columns-spanned="2" table:number-rows-spanned="1">
            <text:p>Hamnet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Marty Supreme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O Agente Secreto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One Battle After Anothe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inners</text:p>
          </table:table-cell>
          <table:covered-table-cell table:style-name="ce57"/>
          <table:table-cell table:style-name="ce128" office:value-type="string" calcext:value-type="string">
            <text:p>?</text:p>
          </table:table-cell>
          <table:table-cell table:style-name="ce457" table:formula="of:=[.D24]" office:value-type="string" office:string-value="Marty Supreme" calcext:value-type="string">
            <text:p>Marty Supreme</text:p>
          </table:table-cell>
          <table:table-cell table:style-name="ce157" table:formula="of:=[.F24]" office:value-type="string" office:string-value="O Agente Secreto" calcext:value-type="string">
            <text:p>O Agente Secreto</text:p>
          </table:table-cell>
          <table:table-cell table:style-name="ce157" table:formula="of:=[.J24]" office:value-type="string" office:string-value="Sinners" calcext:value-type="string">
            <text:p>Sinners</text:p>
          </table:table-cell>
          <table:table-cell table:style-name="ce157" table:formula="of:=[.J24]" office:value-type="string" office:string-value="Sinners" calcext:value-type="string">
            <text:p>Sinners</text:p>
          </table:table-cell>
          <table:table-cell table:style-name="ce157" table:formula="of:=[.H24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44" office:value-type="string" calcext:value-type="string">
            <text:p>Canción</text:p>
          </table:table-cell>
          <table:table-cell table:style-name="ce42" office:value-type="string" calcext:value-type="string" table:number-columns-spanned="2" table:number-rows-spanned="1">
            <text:p><text:span text:style-name="T6">Dear Me</text:span></text:p>
            <text:p><text:span text:style-name="T6">(Diane Warren: Relentles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Golden</text:span></text:p>
            <text:p><text:span text:style-name="T5">(KPop Demon Hunter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I lied to you</text:span></text:p>
            <text:p><text:span text:style-name="T5">(Sinners)</text:span>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<text:span text:style-name="T4">Train Dreams</text:span></text:p>
            <text:p><text:span text:style-name="T4">(Train Dream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Sweet dreams of Joy</text:span></text:p>
            <text:p><text:span text:style-name="T5">(Viva Verdi)</text:span></text:p>
          </table:table-cell>
          <table:covered-table-cell table:style-name="ce42"/>
          <table:table-cell table:style-name="ce275" office:value-type="string" calcext:value-type="string">
            <text:p>?</text:p>
          </table:table-cell>
          <table:table-cell table:style-name="ce456" table:formula="of:=[.F25]" office:value-type="string" office:string-value="I lied to you&#10;(Sinners)" calcext:value-type="string">
            <text:p>I lied to you</text:p>
            <text:p>(Sinners)</text:p>
          </table:table-cell>
          <table:table-cell table:style-name="ce155" table:formula="of:=[.F25]" office:value-type="string" office:string-value="I lied to you&#10;(Sinners)" calcext:value-type="string">
            <text:p>I lied to you</text:p>
            <text:p>(Sinners)</text:p>
          </table:table-cell>
          <table:table-cell table:style-name="ce155" table:formula="of:=[.D25]" office:value-type="string" office:string-value="Golden&#10;(KPop Demon Hunters)" calcext:value-type="string">
            <text:p>Golden</text:p>
            <text:p>(KPop Demon Hunters)</text:p>
          </table:table-cell>
          <table:table-cell table:style-name="ce155" table:formula="of:=[.D25]" office:value-type="string" office:string-value="Golden&#10;(KPop Demon Hunters)" calcext:value-type="string">
            <text:p>Golden</text:p>
            <text:p>(KPop Demon Hunters)</text:p>
          </table:table-cell>
          <table:table-cell table:style-name="ce155" table:formula="of:=[.F25]" office:value-type="string" office:string-value="I lied to you&#10;(Sinners)" calcext:value-type="string">
            <text:p>I lied to you</text:p>
            <text:p>(Sinners)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Película documental</text:p>
          </table:table-cell>
          <table:table-cell table:style-name="ce182" office:value-type="string" calcext:value-type="string" table:number-columns-spanned="2" table:number-rows-spanned="1">
            <text:p>Come See Me in the Good Ligh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Cutting Through Rock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r. Nobody Against Puti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Alabama Solutio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Perfect Neighbor</text:p>
          </table:table-cell>
          <table:covered-table-cell table:style-name="ce57"/>
          <table:table-cell table:style-name="ce276" office:value-type="string" calcext:value-type="string">
            <text:p>?</text:p>
          </table:table-cell>
          <table:table-cell table:style-name="ce457" table:formula="of:=[.F26]" office:value-type="string" office:string-value="Mr. Nobody Against Putin" calcext:value-type="string">
            <text:p>Mr. Nobody Against Putin</text:p>
          </table:table-cell>
          <table:table-cell table:style-name="ce157" table:formula="of:=[.H26]" office:value-type="string" office:string-value="The Alabama Solution" calcext:value-type="string">
            <text:p>The Alabama Solution</text:p>
          </table:table-cell>
          <table:table-cell table:style-name="ce157" table:formula="of:=[.J26]" office:value-type="string" office:string-value="The Perfect Neighbor" calcext:value-type="string">
            <text:p>The Perfect Neighbor</text:p>
          </table:table-cell>
          <table:table-cell table:style-name="ce157" table:formula="of:=[.F26]" office:value-type="string" office:string-value="Mr. Nobody Against Putin" calcext:value-type="string">
            <text:p>Mr. Nobody Against Putin</text:p>
          </table:table-cell>
          <table:table-cell table:style-name="ce157" table:formula="of:=[.F26]" office:value-type="string" office:string-value="Mr. Nobody Against Putin" calcext:value-type="string">
            <text:p>Mr. Nobody Against Putin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Cortometraje de ficción</text:p>
          </table:table-cell>
          <table:table-cell table:style-name="ce186" office:value-type="string" calcext:value-type="string" table:number-columns-spanned="2" table:number-rows-spanned="1">
            <text:p>A Friend of Dorothy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Butcher's Stain</text:p>
          </table:table-cell>
          <table:covered-table-cell table:style-name="ce42"/>
          <table:table-cell table:style-name="ce236" office:value-type="string" calcext:value-type="string" table:number-columns-spanned="2" table:number-rows-spanned="1">
            <text:p>Deux personnes échangeant de la saliv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Jane Austen's Period Drama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e singers</text:p>
          </table:table-cell>
          <table:covered-table-cell table:style-name="ce42"/>
          <table:table-cell table:style-name="ce275" office:value-type="string" calcext:value-type="string">
            <text:p>?</text:p>
          </table:table-cell>
          <table:table-cell table:style-name="ce456" table:formula="of:=[.J27]" office:value-type="string" office:string-value="The singers" calcext:value-type="string">
            <text:p>The singers</text:p>
          </table:table-cell>
          <table:table-cell table:style-name="ce155" table:formula="of:=[.J27]" office:value-type="string" office:string-value="The singers" calcext:value-type="string">
            <text:p>The singers</text:p>
          </table:table-cell>
          <table:table-cell table:style-name="ce155" table:formula="of:=[.H27]" office:value-type="string" office:string-value="Jane Austen's Period Drama" calcext:value-type="string">
            <text:p>Jane Austen's Period Drama</text:p>
          </table:table-cell>
          <table:table-cell table:style-name="ce179" table:formula="of:=[.F27]" office:value-type="string" office:string-value="Deux personnes échangeant de la salive" calcext:value-type="string">
            <text:p>Deux personnes échangeant de la salive</text:p>
          </table:table-cell>
          <table:table-cell table:style-name="ce155" table:formula="of:=[.H27]" office:value-type="string" office:string-value="Jane Austen's Period Drama" calcext:value-type="string">
            <text:p>Jane Austen's Period Drama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Cortometraje de animación</text:p>
          </table:table-cell>
          <table:table-cell table:style-name="ce182" office:value-type="string" calcext:value-type="string" table:number-columns-spanned="2" table:number-rows-spanned="1">
            <text:p>Butterfly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Forevergree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Retirement Pla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Girl Who Cried Perl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Three Sisters</text:p>
          </table:table-cell>
          <table:covered-table-cell table:style-name="ce57"/>
          <table:table-cell table:style-name="ce276" office:value-type="string" calcext:value-type="string">
            <text:p>?</text:p>
          </table:table-cell>
          <table:table-cell table:style-name="ce457" table:formula="of:=[.D28]" office:value-type="string" office:string-value="Forevergreen" calcext:value-type="string">
            <text:p>Forevergreen</text:p>
          </table:table-cell>
          <table:table-cell table:style-name="ce157" table:formula="of:=[.J28]" office:value-type="string" office:string-value="The Three Sisters" calcext:value-type="string">
            <text:p>The Three Sisters</text:p>
          </table:table-cell>
          <table:table-cell table:style-name="ce157" table:formula="of:=[.B28]" office:value-type="string" office:string-value="Butterfly" calcext:value-type="string">
            <text:p>Butterfly</text:p>
          </table:table-cell>
          <table:table-cell table:style-name="ce157" table:formula="of:=[.H28]" office:value-type="string" office:string-value="The Girl Who Cried Perls" calcext:value-type="string">
            <text:p>The Girl Who Cried Perls</text:p>
          </table:table-cell>
          <table:table-cell table:style-name="ce157" table:formula="of:=[.J28]" office:value-type="string" office:string-value="The Three Sisters" calcext:value-type="string">
            <text:p>The Three Sist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5" office:value-type="string" calcext:value-type="string">
            <text:p>Cortometraje documental</text:p>
          </table:table-cell>
          <table:table-cell table:style-name="ce190" office:value-type="string" calcext:value-type="string" table:number-columns-spanned="2" table:number-rows-spanned="1">
            <text:p>All the Empty Rooms</text:p>
          </table:table-cell>
          <table:covered-table-cell table:style-name="ce60"/>
          <table:table-cell table:style-name="ce76" office:value-type="string" calcext:value-type="string" table:number-columns-spanned="2" table:number-rows-spanned="1">
            <text:p>Armed Only with a Camera:</text:p>
            <text:p>The Life and Death of Brent Renaud</text:p>
          </table:table-cell>
          <table:covered-table-cell table:style-name="ce60"/>
          <table:table-cell table:style-name="ce76" office:value-type="string" calcext:value-type="string" table:number-columns-spanned="2" table:number-rows-spanned="1">
            <text:p>Children No More:</text:p>
            <text:p>Were and Are Gone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Perfectly a Strangeness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The Devil Is Busy</text:p>
          </table:table-cell>
          <table:covered-table-cell table:style-name="ce60"/>
          <table:table-cell table:style-name="ce277" office:value-type="string" calcext:value-type="string">
            <text:p>?</text:p>
          </table:table-cell>
          <table:table-cell table:style-name="ce467" table:formula="of:=[.J29]" office:value-type="string" office:string-value="The Devil Is Busy" calcext:value-type="string">
            <text:p>The Devil Is Busy</text:p>
          </table:table-cell>
          <table:table-cell table:style-name="ce158" table:formula="of:=[.J29]" office:value-type="string" office:string-value="The Devil Is Busy" calcext:value-type="string">
            <text:p>The Devil Is Busy</text:p>
          </table:table-cell>
          <table:table-cell table:style-name="ce178" table:formula="of:=[.D29]" office:value-type="string" office:string-value="Armed Only with a Camera:&#10;The Life and Death of Brent Renaud" calcext:value-type="string">
            <text:p>Armed Only with a Camera:</text:p>
            <text:p>The Life and Death of Brent Renaud</text:p>
          </table:table-cell>
          <table:table-cell table:style-name="ce158" table:formula="of:=[.B29]" office:value-type="string" office:string-value="All the Empty Rooms" calcext:value-type="string">
            <text:p>All the Empty Rooms</text:p>
          </table:table-cell>
          <table:table-cell table:style-name="ce178" table:formula="of:=[.F29]" office:value-type="string" office:string-value="Children No More:&#10;Were and Are Gone" calcext:value-type="string">
            <text:p>Children No More:</text:p>
            <text:p>Were and Are Gone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3">
          <table:table-cell/>
          <table:table-cell table:style-name="ce146" table:number-columns-repeated="2"/>
          <table:table-cell table:number-columns-repeated="4"/>
          <table:table-cell table:style-name="ce146" table:number-columns-repeated="8"/>
          <table:table-cell table:number-columns-repeated="2"/>
          <table:table-cell table:style-name="ce368"/>
          <table:table-cell table:style-name="ce146" table:number-columns-repeated="1006"/>
          <table:table-cell table:number-columns-repeated="15360"/>
        </table:table-row>
        <table:table-row table:style-name="ro3">
          <table:table-cell table:number-columns-repeated="17"/>
          <table:table-cell table:style-name="ce368"/>
          <table:table-cell table:number-columns-repeated="16366"/>
        </table:table-row>
        <table:table-row table:style-name="ro3" table:number-rows-repeated="104854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áfica 2026" table:style-name="ta1">
        <office:forms form:automatic-focus="false" form:apply-design-mode="false"/>
        <table:shapes>
          <draw:frame draw:z-index="0" draw:style-name="gr1" draw:text-style-name="P1" svg:width="43.131cm" svg:height="21.585cm" svg:x="0.166cm" svg:y="0.228cm">
            <draw:object draw:notify-on-update-of-ranges="'Porra 2026'.M1:'Porra 2026'.Q1 'Porra 2026'.M2:'Porra 2026'.Q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4">
          <table:table-cell/>
        </table:table-row>
      </table:table>
      <table:table table:name="Porra 2025" table:style-name="ta1">
        <table:table-column table:style-name="co11" table:default-cell-style-name="ce146"/>
        <table:table-column table:style-name="co12" table:default-cell-style-name="Default"/>
        <table:table-column table:style-name="co13" table:default-cell-style-name="Default"/>
        <table:table-column table:style-name="co14" table:number-columns-repeated="8" table:default-cell-style-name="Default"/>
        <table:table-column table:style-name="co11" table:number-columns-repeated="1013" table:default-cell-style-name="Default"/>
        <table:table-row table:style-name="ro5">
          <table:table-cell table:style-name="ce185" office:value-type="string" calcext:value-type="string">
            <text:p>Categorías</text:p>
          </table:table-cell>
          <table:table-cell table:style-name="ce185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333"/>
          <table:table-cell table:style-name="ce185" office:value-type="string" calcext:value-type="string">
            <text:p>Ganadora</text:p>
          </table:table-cell>
          <table:table-cell table:style-name="ce356" office:value-type="string" calcext:value-type="string">
            <text:p>Ale</text:p>
          </table:table-cell>
          <table:table-cell table:style-name="ce356" office:value-type="string" calcext:value-type="string">
            <text:p>Pablo</text:p>
          </table:table-cell>
          <table:table-cell table:style-name="ce356" office:value-type="string" calcext:value-type="string">
            <text:p>Portillo</text:p>
          </table:table-cell>
          <table:table-cell table:style-name="ce356" office:value-type="string" calcext:value-type="string">
            <text:p>Migue</text:p>
          </table:table-cell>
          <table:table-cell table:style-name="ce356" office:value-type="string" calcext:value-type="string">
            <text:p>Andrés</text:p>
          </table:table-cell>
          <table:table-cell table:style-name="ce356" office:value-type="string" calcext:value-type="string">
            <text:p>Berto</text:p>
          </table:table-cell>
          <table:table-cell table:style-name="ce356" office:value-type="string" calcext:value-type="string">
            <text:p>Jose</text:p>
          </table:table-cell>
          <table:table-cell table:style-name="ce356" office:value-type="string" calcext:value-type="string">
            <text:p>Javi</text:p>
          </table:table-cell>
          <table:table-cell table:style-name="ce317" table:number-columns-repeated="1004"/>
        </table:table-row>
        <table:table-row table:style-name="ro5">
          <table:table-cell table:style-name="ce319"/>
          <table:table-cell table:style-name="ce32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334"/>
          <table:table-cell table:style-name="ce345" office:value-type="string" calcext:value-type="string">
            <text:p>10 pt</text:p>
          </table:table-cell>
          <table:table-cell table:style-name="ce357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29" calcext:value-type="float">
            <text:p>29</text:p>
          </table:table-cell>
          <table:table-cell table:style-name="ce357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34" calcext:value-type="float">
            <text:p>34</text:p>
          </table:table-cell>
          <table:table-cell table:style-name="ce357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10" calcext:value-type="float">
            <text:p>10</text:p>
          </table:table-cell>
          <table:table-cell table:style-name="ce357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18" calcext:value-type="float">
            <text:p>18</text:p>
          </table:table-cell>
          <table:table-cell table:style-name="ce357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14" calcext:value-type="float">
            <text:p>14</text:p>
          </table:table-cell>
          <table:table-cell table:style-name="ce357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33" calcext:value-type="float">
            <text:p>33</text:p>
          </table:table-cell>
          <table:table-cell table:style-name="ce357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21" calcext:value-type="float">
            <text:p>21</text:p>
          </table:table-cell>
          <table:table-cell table:style-name="ce357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16" calcext:value-type="float">
            <text:p>16</text:p>
          </table:table-cell>
          <table:table-cell table:style-name="ce146" table:number-columns-repeated="1004"/>
        </table:table-row>
        <table:table-row table:style-name="ro5">
          <table:table-cell table:style-name="ce320" office:value-type="string" calcext:value-type="string">
            <text:p>Película</text:p>
          </table:table-cell>
          <table:table-cell table:style-name="ce325" office:value-type="string" calcext:value-type="string">
            <text:p>A Complete Unknown</text:p>
          </table:table-cell>
          <table:table-cell table:style-name="ce335" office:value-type="string" calcext:value-type="string">
            <text:p>Anora</text:p>
          </table:table-cell>
          <table:table-cell table:style-name="ce338" office:value-type="string" calcext:value-type="string">
            <text:p>Aún estoy aquí</text:p>
          </table:table-cell>
          <table:table-cell table:style-name="ce338" office:value-type="string" calcext:value-type="string">
            <text:p>Cónclave</text:p>
          </table:table-cell>
          <table:table-cell table:style-name="ce338" office:value-type="string" calcext:value-type="string">
            <text:p>Dune 2</text:p>
          </table:table-cell>
          <table:table-cell table:style-name="ce338" office:value-type="string" calcext:value-type="string">
            <text:p>Emilia Pérez</text:p>
          </table:table-cell>
          <table:table-cell table:style-name="ce338" office:value-type="string" calcext:value-type="string">
            <text:p>La sustancia</text:p>
          </table:table-cell>
          <table:table-cell table:style-name="ce338" office:value-type="string" calcext:value-type="string">
            <text:p>Nickel Boys</text:p>
          </table:table-cell>
          <table:table-cell table:style-name="ce338" office:value-type="string" calcext:value-type="string">
            <text:p>The Brutalist</text:p>
          </table:table-cell>
          <table:table-cell table:style-name="ce338" office:value-type="string" calcext:value-type="string">
            <text:p>Wicked</text:p>
          </table:table-cell>
          <table:table-cell table:style-name="ce346" table:formula="of:=[.C3]" office:value-type="string" office:string-value="Anora" calcext:value-type="string">
            <text:p>Anora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H3]" office:value-type="string" office:string-value="La sustancia" calcext:value-type="string">
            <text:p>La sustancia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5">
          <table:table-cell table:style-name="ce321"/>
          <table:table-cell table:style-name="ce326" office:value-type="string" calcext:value-type="string" table:number-columns-spanned="10" table:number-rows-spanned="1">
            <text:p>Categorías importantes</text:p>
          </table:table-cell>
          <table:covered-table-cell table:style-name="ce334"/>
          <table:covered-table-cell table:style-name="ce339"/>
          <table:covered-table-cell table:number-columns-repeated="7" table:style-name="ce334"/>
          <table:table-cell table:style-name="ce348" office:value-type="string" calcext:value-type="string">
            <text:p>5 pt</text:p>
          </table:table-cell>
          <table:table-cell table:style-name="ce361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29" calcext:value-type="float">
            <text:p>29</text:p>
          </table:table-cell>
          <table:table-cell table:style-name="ce361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34" calcext:value-type="float">
            <text:p>34</text:p>
          </table:table-cell>
          <table:table-cell table:style-name="ce361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10" calcext:value-type="float">
            <text:p>10</text:p>
          </table:table-cell>
          <table:table-cell table:style-name="ce361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18" calcext:value-type="float">
            <text:p>18</text:p>
          </table:table-cell>
          <table:table-cell table:style-name="ce361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14" calcext:value-type="float">
            <text:p>14</text:p>
          </table:table-cell>
          <table:table-cell table:style-name="ce361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33" calcext:value-type="float">
            <text:p>33</text:p>
          </table:table-cell>
          <table:table-cell table:style-name="ce361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21" calcext:value-type="float">
            <text:p>21</text:p>
          </table:table-cell>
          <table:table-cell table:style-name="ce361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16" calcext:value-type="float">
            <text:p>16</text:p>
          </table:table-cell>
          <table:table-cell table:style-name="ce146" table:number-columns-repeated="1004"/>
        </table:table-row>
        <table:table-row table:style-name="ro2">
          <table:table-cell table:style-name="ce125" office:value-type="string" calcext:value-type="string">
            <text:p>Dirección</text:p>
          </table:table-cell>
          <table:table-cell table:style-name="ce327" office:value-type="string" calcext:value-type="string" table:number-columns-spanned="2" table:number-rows-spanned="1">
            <text:p>James Mangold</text:p>
            <text:p>(A Complete Unknown)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Sean Baker</text:span></text:p>
            <text:p><text:span text:style-name="T5">(Anora)</text:span>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Coralie Fargeat</text:span></text:p>
            <text:p><text:span text:style-name="T5">(La sustancia)</text:span></text:p>
          </table:table-cell>
          <table:covered-table-cell table:style-name="ce47"/>
          <table:table-cell table:style-name="ce342" office:value-type="string" calcext:value-type="string" table:number-columns-spanned="2" table:number-rows-spanned="1">
            <text:p><text:span text:style-name="T4">Brady Corbet</text:span></text:p>
            <text:p><text:span text:style-name="T4">(The Brutalist)</text:span></text:p>
          </table:table-cell>
          <table:covered-table-cell table:style-name="ce344"/>
          <table:table-cell table:style-name="ce349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6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363" table:formula="of:=[.H5]" office:value-type="string" office:string-value="Coralie Fargeat&#10;(La sustancia)" calcext:value-type="string">
            <text:p>Coralie Fargeat</text:p>
            <text:p>(La sustancia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63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46" table:number-columns-repeated="1004"/>
        </table:table-row>
        <table:table-row table:style-name="ro2">
          <table:table-cell table:style-name="ce126" office:value-type="string" calcext:value-type="string">
            <text:p>Actriz protagonista</text:p>
          </table:table-cell>
          <table:table-cell table:style-name="ce328" office:value-type="string" calcext:value-type="string" table:number-columns-spanned="2" table:number-rows-spanned="1">
            <text:p><text:span text:style-name="T5">Mikey Madison</text:span></text:p>
            <text:p><text:span text:style-name="T5">(Anora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Fernanda Torres</text:span></text:p>
            <text:p><text:span text:style-name="T5">(Aún estoy aquí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Karla Sofía Gascón</text:span></text:p>
            <text:p><text:span text:style-name="T5">(Emilia Pérez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Demi Moore</text:span></text:p>
            <text:p><text:span text:style-name="T5">(La sustancia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Cynthia Erivo</text:span></text:p>
            <text:p><text:span text:style-name="T5">(Wicked)</text:span></text:p>
          </table:table-cell>
          <table:covered-table-cell table:style-name="ce196"/>
          <table:table-cell table:style-name="ce350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364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46" table:number-columns-repeated="1004"/>
        </table:table-row>
        <table:table-row table:style-name="ro2">
          <table:table-cell table:style-name="ce129" office:value-type="string" calcext:value-type="string">
            <text:p>Actor protagonista</text:p>
          </table:table-cell>
          <table:table-cell table:style-name="ce169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pan text:style-name="T5">Ralph Fiennes</text:span></text:p>
            <text:p><text:span text:style-name="T5">(Cónclave)</text:span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pan text:style-name="T5">Colman Domingo</text:span></text:p>
            <text:p><text:span text:style-name="T5">(Las vidas de Sing Sing)</text:span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pan text:style-name="T5">Adrien Brody</text:span></text:p>
            <text:p><text:span text:style-name="T5">(The Brutalist)</text:span></text:p>
          </table:table-cell>
          <table:covered-table-cell table:style-name="ce250"/>
          <table:table-cell table:style-name="ce351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/>
          <table:table-cell table:style-name="ce146" table:number-columns-repeated="1004"/>
        </table:table-row>
        <table:table-row table:style-name="ro2">
          <table:table-cell table:style-name="ce126" office:value-type="string" calcext:value-type="string">
            <text:p>Actriz de reparto</text:p>
          </table:table-cell>
          <table:table-cell table:style-name="ce328" office:value-type="string" calcext:value-type="string" table:number-columns-spanned="2" table:number-rows-spanned="1">
            <text:p><text:span text:style-name="T5">Monica Barbaro</text:span></text:p>
            <text:p><text:span text:style-name="T5">(A complete Unknown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Zoe Saldaña</text:span></text:p>
            <text:p><text:span text:style-name="T5">(Emilia Pérez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Felicity Jones</text:span></text:p>
            <text:p><text:span text:style-name="T5">(The Brutalist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Ariana Grande</text:span></text:p>
            <text:p><text:span text:style-name="T5">(Wicked)</text:span></text:p>
          </table:table-cell>
          <table:covered-table-cell table:style-name="ce196"/>
          <table:table-cell table:style-name="ce350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366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366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366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46" table:number-columns-repeated="1004"/>
        </table:table-row>
        <table:table-row table:style-name="ro2">
          <table:table-cell table:style-name="ce130" office:value-type="string" calcext:value-type="string">
            <text:p>Actor de reparto</text:p>
          </table:table-cell>
          <table:table-cell table:style-name="ce329" office:value-type="string" calcext:value-type="string" table:number-columns-spanned="2" table:number-rows-spanned="1">
            <text:p><text:span text:style-name="T5">Edward Norton</text:span></text:p>
            <text:p><text:span text:style-name="T5">(A complete Unknown)</text:span>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<text:span text:style-name="T5">Kieran Culkin</text:span></text:p>
            <text:p><text:span text:style-name="T5">(A real pain)</text:span>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<text:span text:style-name="T5">Yura Borisov</text:span></text:p>
            <text:p><text:span text:style-name="T5">(Anora)</text:span></text:p>
          </table:table-cell>
          <table:covered-table-cell table:style-name="ce202"/>
          <table:table-cell table:style-name="ce239" office:value-type="string" calcext:value-type="string" table:number-columns-spanned="2" table:number-rows-spanned="1">
            <text:p><text:span text:style-name="T5">Jeremy Strong</text:span></text:p>
            <text:p><text:span text:style-name="T5">(The Apprentice)</text:span>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<text:span text:style-name="T5">Guy Pearce</text:span></text:p>
            <text:p><text:span text:style-name="T5">(The Brutalist)</text:span></text:p>
          </table:table-cell>
          <table:covered-table-cell table:style-name="ce251"/>
          <table:table-cell table:style-name="ce351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7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365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365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365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number-columns-repeated="1004"/>
        </table:table-row>
        <table:table-row table:style-name="ro5">
          <table:table-cell table:style-name="ce322"/>
          <table:table-cell table:style-name="ce330" office:value-type="string" calcext:value-type="string" table:number-columns-spanned="10" table:number-rows-spanned="1">
            <text:p>Categorías intermedias</text:p>
          </table:table-cell>
          <table:covered-table-cell table:style-name="ce336"/>
          <table:covered-table-cell table:number-columns-repeated="8" table:style-name="ce340"/>
          <table:table-cell table:style-name="ce352" office:value-type="string" calcext:value-type="string">
            <text:p>3 pt</text:p>
          </table:table-cell>
          <table:table-cell table:number-columns-repeated="8" table:style-name="ce430" office:value-type="string" calcext:value-type="string">
            <text:p>?</text:p>
          </table:table-cell>
          <table:table-cell table:style-name="ce146" table:number-columns-repeated="1004"/>
        </table:table-row>
        <table:table-row table:style-name="ro5">
          <table:table-cell table:style-name="ce132" office:value-type="string" calcext:value-type="string">
            <text:p>Guión original</text:p>
          </table:table-cell>
          <table:table-cell table:style-name="ce173" office:value-type="string" calcext:value-type="string" table:number-columns-spanned="2" table:number-rows-spanned="1">
            <text:p>A Real Pain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<text:span text:style-name="T5">Anora</text:span>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La sustancia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eptiembre 5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he Brutalist</text:p>
          </table:table-cell>
          <table:covered-table-cell table:style-name="ce252"/>
          <table:table-cell table:style-name="ce353" table:formula="of:=[.D11]" office:value-type="string" office:string-value="Anora" calcext:value-type="string">
            <text:p>Anora</text:p>
          </table:table-cell>
          <table:table-cell table:style-name="ce431" table:formula="of:=[.J11]" office:value-type="string" office:string-value="The Brutalist" calcext:value-type="string">
            <text:p>The Brutalist</text:p>
          </table:table-cell>
          <table:table-cell table:style-name="ce431" table:formula="of:=[.D11]" office:value-type="string" office:string-value="Anora" calcext:value-type="string">
            <text:p>Anor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D11]" office:value-type="string" office:string-value="Anora" calcext:value-type="string">
            <text:p>Anor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J11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Guión adaptado</text:p>
          </table:table-cell>
          <table:table-cell table:style-name="ce331" office:value-type="string" calcext:value-type="string" table:number-columns-spanned="2" table:number-rows-spanned="1">
            <text:p>A Complete Unknown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Cónclave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Las vidas de Sing Sing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Nickel boys</text:p>
          </table:table-cell>
          <table:covered-table-cell table:style-name="ce253"/>
          <table:table-cell table:style-name="ce267" table:formula="of:=[.D12]" office:value-type="string" office:string-value="Cónclave" calcext:value-type="string">
            <text:p>Cónclave</text:p>
          </table:table-cell>
          <table:table-cell table:style-name="ce432" table:formula="of:=[.D12]" office:value-type="string" office:string-value="Cónclave" calcext:value-type="string">
            <text:p>Cónclave</text:p>
          </table:table-cell>
          <table:table-cell table:style-name="ce432" table:formula="of:=[.H12]" office:value-type="string" office:string-value="Las vidas de Sing Sing" calcext:value-type="string">
            <text:p>Las vidas de Sing Sing</text:p>
          </table:table-cell>
          <table:table-cell table:style-name="ce432" table:formula="of:=[.H12]" office:value-type="string" office:string-value="Las vidas de Sing Sing" calcext:value-type="string">
            <text:p>Las vidas de Sing Sing</text:p>
          </table:table-cell>
          <table:table-cell table:style-name="ce432" table:formula="of:=[.B12]" office:value-type="string" office:string-value="A Complete Unknown" calcext:value-type="string">
            <text:p>A Complete Unknown</text:p>
          </table:table-cell>
          <table:table-cell table:style-name="ce432" table:formula="of:=[.D12]" office:value-type="string" office:string-value="Cónclave" calcext:value-type="string">
            <text:p>Cónclave</text:p>
          </table:table-cell>
          <table:table-cell table:style-name="ce432" table:formula="of:=[.H12]" office:value-type="string" office:string-value="Las vidas de Sing Sing" calcext:value-type="string">
            <text:p>Las vidas de Sing Sing</text:p>
          </table:table-cell>
          <table:table-cell table:style-name="ce432" table:formula="of:=[.J12]" office:value-type="string" office:string-value="Nickel boys" calcext:value-type="string">
            <text:p>Nickel boys</text:p>
          </table:table-cell>
          <table:table-cell table:style-name="ce432" table:formula="of:=[.F12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Película extranjera</text:p>
          </table:table-cell>
          <table:table-cell table:style-name="ce176" office:value-type="string" calcext:value-type="string" table:number-columns-spanned="2" table:number-rows-spanned="1">
            <text:p>Aún estoy aquí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Flow, un mundo que salva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La semilla de la higuera sagrada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<text:span text:style-name="T5">The Girl with the needle</text:span></text:p>
          </table:table-cell>
          <table:covered-table-cell table:style-name="ce255"/>
          <table:table-cell table:style-name="ce354" table:formula="of:=[.B13]" office:value-type="string" office:string-value="Aún estoy aquí" calcext:value-type="string">
            <text:p>Aún estoy aquí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B13]" office:value-type="string" office:string-value="Aún estoy aquí" calcext:value-type="string">
            <text:p>Aún estoy aquí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J13]" office:value-type="string" office:string-value="The Girl with the needle" calcext:value-type="string">
            <text:p>The Girl with the needle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Película de animación</text:p>
          </table:table-cell>
          <table:table-cell table:style-name="ce331" office:value-type="string" calcext:value-type="string" table:number-columns-spanned="2" table:number-rows-spanned="1">
            <text:p>Flow, un mundo que salva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Inside Out 2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Memorias de un caracol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Robot Salvaje</text:p>
          </table:table-cell>
          <table:covered-table-cell table:style-name="ce54"/>
          <table:table-cell table:style-name="ce343" office:value-type="string" calcext:value-type="string" table:number-columns-spanned="2" table:number-rows-spanned="1">
            <text:p><text:span text:style-name="T6">Wallace y Gromit:</text:span></text:p>
            <text:p><text:span text:style-name="T6">La venganza se sirve con plumas</text:span></text:p>
          </table:table-cell>
          <table:covered-table-cell table:style-name="ce253"/>
          <table:table-cell table:style-name="ce267" table:formula="of:=[.B14]" office:value-type="string" office:string-value="Flow, un mundo que salvar" calcext:value-type="string">
            <text:p>Flow, un mundo que salvar</text:p>
          </table:table-cell>
          <table:table-cell table:style-name="ce432" table:formula="of:=[.H14]" office:value-type="string" office:string-value="Robot Salvaje" calcext:value-type="string">
            <text:p>Robot Salvaje</text:p>
          </table:table-cell>
          <table:table-cell table:style-name="ce432" table:formula="of:=[.B14]" office:value-type="string" office:string-value="Flow, un mundo que salvar" calcext:value-type="string">
            <text:p>Flow, un mundo que salvar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H14]" office:value-type="string" office:string-value="Robot Salvaje" calcext:value-type="string">
            <text:p>Robot Salvaje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B14]" office:value-type="string" office:string-value="Flow, un mundo que salvar" calcext:value-type="string">
            <text:p>Flow, un mundo que salvar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Banda sonora</text:p>
          </table:table-cell>
          <table:table-cell table:style-name="ce176" office:value-type="string" calcext:value-type="string" table:number-columns-spanned="2" table:number-rows-spanned="1">
            <text:p>Cónclav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Robot Salvaj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The Brutalist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55"/>
          <table:table-cell table:style-name="ce354" table:formula="of:=[.H15]" office:value-type="string" office:string-value="The Brutalist" calcext:value-type="string">
            <text:p>The Brutalist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H15]" office:value-type="string" office:string-value="The Brutalist" calcext:value-type="string">
            <text:p>The Brutalist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D15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Fotografía</text:p>
          </table:table-cell>
          <table:table-cell table:style-name="ce331" office:value-type="string" calcext:value-type="string" table:number-columns-spanned="2" table:number-rows-spanned="1">
            <text:p>Dune 2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Maria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Nosferatu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The Brutalist</text:p>
          </table:table-cell>
          <table:covered-table-cell table:style-name="ce253"/>
          <table:table-cell table:style-name="ce267" table:formula="of:=[.J16]" office:value-type="string" office:string-value="The Brutalist" calcext:value-type="string">
            <text:p>The Brutalist</text:p>
          </table:table-cell>
          <table:table-cell table:style-name="ce432" table:formula="of:=[.H16]" office:value-type="string" office:string-value="Nosferatu" calcext:value-type="string">
            <text:p>Nosferatu</text:p>
          </table:table-cell>
          <table:table-cell table:style-name="ce432" table:formula="of:=[.J16]" office:value-type="string" office:string-value="The Brutalist" calcext:value-type="string">
            <text:p>The Brutalist</text:p>
          </table:table-cell>
          <table:table-cell table:style-name="ce432" table:formula="of:=[.B16]" office:value-type="string" office:string-value="Dune 2" calcext:value-type="string">
            <text:p>Dune 2</text:p>
          </table:table-cell>
          <table:table-cell table:style-name="ce432" table:formula="of:=[.J16]" office:value-type="string" office:string-value="The Brutalist" calcext:value-type="string">
            <text:p>The Brutalist</text:p>
          </table:table-cell>
          <table:table-cell table:style-name="ce432" table:formula="of:=[.H16]" office:value-type="string" office:string-value="Nosferatu" calcext:value-type="string">
            <text:p>Nosferatu</text:p>
          </table:table-cell>
          <table:table-cell table:style-name="ce432" table:formula="of:=[.J16]" office:value-type="string" office:string-value="The Brutalist" calcext:value-type="string">
            <text:p>The Brutalist</text:p>
          </table:table-cell>
          <table:table-cell table:style-name="ce432" table:formula="of:=[.H16]" office:value-type="string" office:string-value="Nosferatu" calcext:value-type="string">
            <text:p>Nosferatu</text:p>
          </table:table-cell>
          <table:table-cell table:style-name="ce432" table:formula="of:=[.B16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Sonido</text:p>
          </table:table-cell>
          <table:table-cell table:style-name="ce176" office:value-type="string" calcext:value-type="string" table:number-columns-spanned="2" table:number-rows-spanned="1">
            <text:p>A Complete Unknown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Dune 2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Robot Salvaj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55"/>
          <table:table-cell table:style-name="ce354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J17]" office:value-type="string" office:string-value="Wicked" calcext:value-type="string">
            <text:p>Wicked</text:p>
          </table:table-cell>
          <table:table-cell table:style-name="ce433" table:formula="of:=[.F17]" office:value-type="string" office:string-value="Emilia Pérez" calcext:value-type="string">
            <text:p>Emilia Pérez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Montaje</text:p>
          </table:table-cell>
          <table:table-cell table:style-name="ce331" office:value-type="string" calcext:value-type="string" table:number-columns-spanned="2" table:number-rows-spanned="1">
            <text:p>Anora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Cónclave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The Brutalist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Wicked</text:p>
          </table:table-cell>
          <table:covered-table-cell table:style-name="ce253"/>
          <table:table-cell table:style-name="ce267" table:formula="of:=[.B18]" office:value-type="string" office:string-value="Anora" calcext:value-type="string">
            <text:p>Anora</text:p>
          </table:table-cell>
          <table:table-cell table:style-name="ce432" table:formula="of:=[.D18]" office:value-type="string" office:string-value="Cónclave" calcext:value-type="string">
            <text:p>Cónclave</text:p>
          </table:table-cell>
          <table:table-cell table:style-name="ce432" table:formula="of:=[.D18]" office:value-type="string" office:string-value="Cónclave" calcext:value-type="string">
            <text:p>Cónclave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Efectos visuales</text:p>
          </table:table-cell>
          <table:table-cell table:style-name="ce176" office:value-type="string" calcext:value-type="string" table:number-columns-spanned="2" table:number-rows-spanned="1">
            <text:p>Alien: Romulus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Better Man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Dune 2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l reino del planeta de los simios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55"/>
          <table:table-cell table:style-name="ce354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B19]" office:value-type="string" office:string-value="Alien: Romulus" calcext:value-type="string">
            <text:p>Alien: Romulus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D19]" office:value-type="string" office:string-value="Better Man" calcext:value-type="string">
            <text:p>Better Man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5">
          <table:table-cell table:style-name="ce323"/>
          <table:table-cell table:style-name="ce332" office:value-type="string" calcext:value-type="string" table:number-columns-spanned="10" table:number-rows-spanned="1">
            <text:p>Categorías irrelevantes</text:p>
          </table:table-cell>
          <table:covered-table-cell table:style-name="ce337"/>
          <table:covered-table-cell table:style-name="ce341"/>
          <table:covered-table-cell table:number-columns-repeated="7" table:style-name="ce337"/>
          <table:table-cell table:style-name="ce355" office:value-type="string" calcext:value-type="string">
            <text:p>1 pt</text:p>
          </table:table-cell>
          <table:table-cell table:style-name="ce434" table:number-columns-repeated="8"/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Diseño de producción</text:p>
          </table:table-cell>
          <table:table-cell table:style-name="ce59" office:value-type="string" calcext:value-type="string" table:number-columns-spanned="2" table:number-rows-spanned="1">
            <text:p>Cónclave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Dune 2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Nosferatu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he Brutalist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Wicked</text:p>
          </table:table-cell>
          <table:covered-table-cell table:style-name="ce59"/>
          <table:table-cell table:style-name="ce276" table:formula="of:=[.J21]" office:value-type="string" office:string-value="Wicked" calcext:value-type="string">
            <text:p>Wicked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H21]" office:value-type="string" office:string-value="The Brutalist" calcext:value-type="string">
            <text:p>The Brutalist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D21]" office:value-type="string" office:string-value="Dune 2" calcext:value-type="string">
            <text:p>Dune 2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D21]" office:value-type="string" office:string-value="Dune 2" calcext:value-type="string">
            <text:p>Dune 2</text:p>
          </table:table-cell>
          <table:table-cell table:style-name="ce435" table:formula="of:=[.F21]" office:value-type="string" office:string-value="Nosferatu" calcext:value-type="string">
            <text:p>Nosferatu</text:p>
          </table:table-cell>
          <table:table-cell table:style-name="ce146" table:number-columns-repeated="1004"/>
        </table:table-row>
        <table:table-row table:style-name="ro5">
          <table:table-cell table:style-name="ce144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275" table:formula="of:=[.F22]" office:value-type="string" office:string-value="La sustancia" calcext:value-type="string">
            <text:p>La sustancia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J22]" office:value-type="string" office:string-value="Wicked" calcext:value-type="string">
            <text:p>Wicked</text:p>
          </table:table-cell>
          <table:table-cell table:style-name="ce436" table:formula="of:=[.H22]" office:value-type="string" office:string-value="Nosferatu" calcext:value-type="string">
            <text:p>Nosferatu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J22]" office:value-type="string" office:string-value="Wicked" calcext:value-type="string">
            <text:p>Wicked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D22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Vestuario</text:p>
          </table:table-cell>
          <table:table-cell table:style-name="ce182" office:value-type="string" calcext:value-type="string" table:number-columns-spanned="2" table:number-rows-spanned="1">
            <text:p>A Complete Unknow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Gladiator II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276" table:formula="of:=[.J23]" office:value-type="string" office:string-value="Wicked" calcext:value-type="string">
            <text:p>Wicked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F23]" office:value-type="string" office:string-value="Gladiator II" calcext:value-type="string">
            <text:p>Gladiator II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H23]" office:value-type="string" office:string-value="Nosferatu" calcext:value-type="string">
            <text:p>Nosferatu</text:p>
          </table:table-cell>
          <table:table-cell table:style-name="ce435" table:formula="of:=[.F23]" office:value-type="string" office:string-value="Gladiator II" calcext:value-type="string">
            <text:p>Gladiator II</text:p>
          </table:table-cell>
          <table:table-cell table:style-name="ce435" table:formula="of:=[.H23]" office:value-type="string" office:string-value="Nosferatu" calcext:value-type="string">
            <text:p>Nosferatu</text:p>
          </table:table-cell>
          <table:table-cell table:style-name="ce146" table:number-columns-repeated="1004"/>
        </table:table-row>
        <table:table-row table:style-name="ro2">
          <table:table-cell table:style-name="ce144" office:value-type="string" calcext:value-type="string">
            <text:p>Canción</text:p>
          </table:table-cell>
          <table:table-cell table:style-name="ce186" office:value-type="string" calcext:value-type="string" table:number-columns-spanned="2" table:number-rows-spanned="1">
            <text:p><text:span text:style-name="T6">Never Too Late</text:span></text:p>
            <text:p><text:span text:style-name="T6">(Elton John: Never Too Late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El mal</text:span></text:p>
            <text:p><text:span text:style-name="T6">(Emilia Pérez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Like a bird</text:span></text:p>
            <text:p><text:span text:style-name="T6">(Las vidas de Sing Sing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The Journey</text:span></text:p>
            <text:p><text:span text:style-name="T6">(The Six Triple Eight)</text:span></text:p>
          </table:table-cell>
          <table:covered-table-cell table:style-name="ce42"/>
          <table:table-cell table:style-name="ce275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36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36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36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436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36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36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436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36"/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Película documental</text:p>
          </table:table-cell>
          <table:table-cell table:style-name="ce182" office:value-type="string" calcext:value-type="string" table:number-columns-spanned="2" table:number-rows-spanned="1">
            <text:p>Black Box Diarie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 Other Land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Porcelain Wa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oundtrack to a Coup d’Eta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pan text:style-name="T5">Sugarcane</text:span></text:p>
          </table:table-cell>
          <table:covered-table-cell table:style-name="ce57"/>
          <table:table-cell table:style-name="ce276" table:formula="of:=[.D25]" office:value-type="string" office:string-value="No Other Land" calcext:value-type="string">
            <text:p>No Other Land</text:p>
          </table:table-cell>
          <table:table-cell table:style-name="ce435" table:formula="of:=[.F25]" office:value-type="string" office:string-value="Porcelain War" calcext:value-type="string">
            <text:p>Porcelain War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F25]" office:value-type="string" office:string-value="Porcelain War" calcext:value-type="string">
            <text:p>Porcelain War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J25]" office:value-type="string" office:string-value="Sugarcane" calcext:value-type="string">
            <text:p>Sugarcane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146" table:number-columns-repeated="1004"/>
        </table:table-row>
        <table:table-row table:style-name="ro5">
          <table:table-cell table:style-name="ce144" office:value-type="string" calcext:value-type="string">
            <text:p>Cortometraje de ficción</text:p>
          </table:table-cell>
          <table:table-cell table:style-name="ce186" office:value-type="string" calcext:value-type="string" table:number-columns-spanned="2" table:number-rows-spanned="1">
            <text:p>A Lien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Anuja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I'm not a robot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e Last Ranger</text:p>
          </table:table-cell>
          <table:covered-table-cell table:style-name="ce42"/>
          <table:table-cell table:style-name="ce236" office:value-type="string" calcext:value-type="string" table:number-columns-spanned="2" table:number-rows-spanned="1">
            <text:p><text:span text:style-name="T6">The Man Who Could Not Remain Silent</text:span></text:p>
          </table:table-cell>
          <table:covered-table-cell table:style-name="ce42"/>
          <table:table-cell table:style-name="ce275" table:formula="of:=[.F26]" office:value-type="string" office:string-value="I'm not a robot" calcext:value-type="string">
            <text:p>I'm not a robo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6" table:formula="of:=[.F26]" office:value-type="string" office:string-value="I'm not a robot" calcext:value-type="string">
            <text:p>I'm not a robo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9" table:formula="of:=[.F26]" office:value-type="string" office:string-value="I'm not a robot" calcext:value-type="string">
            <text:p>I'm not a robo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6" table:formula="of:=[.D26]" office:value-type="string" office:string-value="Anuja" calcext:value-type="string">
            <text:p>Anuja</text:p>
          </table:table-cell>
          <table:table-cell table:style-name="ce436" table:formula="of:=[.F26]" office:value-type="string" office:string-value="I'm not a robot" calcext:value-type="string">
            <text:p>I'm not a robot</text:p>
          </table:table-cell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Cortometraje de animación</text:p>
          </table:table-cell>
          <table:table-cell table:style-name="ce182" office:value-type="string" calcext:value-type="string" table:number-columns-spanned="2" table:number-rows-spanned="1">
            <text:p>Beautiful Ma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In the Shadow of Cypres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agic Candie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ander to Wonde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Yuck!</text:p>
          </table:table-cell>
          <table:covered-table-cell table:style-name="ce57"/>
          <table:table-cell table:style-name="ce276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H27]" office:value-type="string" office:string-value="Wander to Wonder" calcext:value-type="string">
            <text:p>Wander to Wonder</text:p>
          </table:table-cell>
          <table:table-cell table:style-name="ce435" table:formula="of:=[.F27]" office:value-type="string" office:string-value="Magic Candies" calcext:value-type="string">
            <text:p>Magic Candies</text:p>
          </table:table-cell>
          <table:table-cell table:style-name="ce435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J27]" office:value-type="string" office:string-value="Yuck!" calcext:value-type="string">
            <text:p>Yuck!</text:p>
          </table:table-cell>
          <table:table-cell table:style-name="ce435" table:formula="of:=[.J27]" office:value-type="string" office:string-value="Yuck!" calcext:value-type="string">
            <text:p>Yuck!</text:p>
          </table:table-cell>
          <table:table-cell table:style-name="ce435" table:formula="of:=[.H27]" office:value-type="string" office:string-value="Wander to Wonder" calcext:value-type="string">
            <text:p>Wander to Wonder</text:p>
          </table:table-cell>
          <table:table-cell table:style-name="ce146" table:number-columns-repeated="1004"/>
        </table:table-row>
        <table:table-row table:style-name="ro5">
          <table:table-cell table:style-name="ce145" office:value-type="string" calcext:value-type="string">
            <text:p>Cortometraje documental</text:p>
          </table:table-cell>
          <table:table-cell table:style-name="ce190" office:value-type="string" calcext:value-type="string" table:number-columns-spanned="2" table:number-rows-spanned="1">
            <text:p>Death by Numbers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 Am Ready, Warden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ncident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nstruments of a Beating Heart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The only girl in the orchestra</text:p>
          </table:table-cell>
          <table:covered-table-cell table:style-name="ce60"/>
          <table:table-cell table:style-name="ce277" table:formula="of:=[.J28]" office:value-type="string" office:string-value="The only girl in the orchestra" calcext:value-type="string">
            <text:p>The only girl in the orchestra</text:p>
          </table:table-cell>
          <table:table-cell table:style-name="ce438" table:formula="of:=[.F28]" office:value-type="string" office:string-value="Incident" calcext:value-type="string">
            <text:p>Incident</text:p>
          </table:table-cell>
          <table:table-cell table:style-name="ce438" table:formula="of:=[.J28]" office:value-type="string" office:string-value="The only girl in the orchestra" calcext:value-type="string">
            <text:p>The only girl in the orchestra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438" table:formula="of:=[.H28]" office:value-type="string" office:string-value="Instruments of a Beating Heart" calcext:value-type="string">
            <text:p>Instruments of a Beating Heart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438" table:formula="of:=[.D28]" office:value-type="string" office:string-value="I Am Ready, Warden" calcext:value-type="string">
            <text:p>I Am Ready, Warden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146" table:number-columns-repeated="1004"/>
        </table:table-row>
        <table:table-row table:style-name="ro3">
          <table:table-cell/>
          <table:table-cell table:style-name="ce146" table:number-columns-repeated="2"/>
          <table:table-cell table:number-columns-repeated="4"/>
          <table:table-cell table:style-name="ce146"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ráfica 2025" table:style-name="ta1">
        <office:forms form:automatic-focus="false" form:apply-design-mode="false"/>
        <table:shapes>
          <draw:frame draw:z-index="0" draw:style-name="gr1" draw:text-style-name="P1" svg:width="43.131cm" svg:height="21.585cm" svg:x="0.179cm" svg:y="0.126cm">
            <draw:object draw:notify-on-update-of-ranges="'Porra 2025'.M1:'Porra 2025'.T1 'Porra 2025'.M2:'Porra 2025'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'Porra 2026'.J5:'Porra 2026'.K9" table:contains-header="false" table:orientation="column"/>
        <table:database-range table:name="__Anonymous_Sheet_DB__2" table:target-range-address="'Porra 2025'.J5:'Porra 2025'.K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style:rfc-language-tag="es-ES-u-co-trad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6-03-15T23:19:50.575000000</dc:date>
    <meta:editing-duration>P2DT19H53M3S</meta:editing-duration>
    <meta:editing-cycles>230</meta:editing-cycles>
    <meta:generator>LibreOffice/7.5.4.2$Windows_X86_64 LibreOffice_project/36ccfdc35048b057fd9854c757a8b67ec53977b6</meta:generator>
    <meta:document-statistic meta:table-count="4" meta:cell-count="716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2b700"/>
      <style:text-properties fo:font-size="10pt" style:font-size-asian="10pt" style:font-size-complex="10pt"/>
    </style:style>
    <style:style style:name="ch7" style:family="chart">
      <style:graphic-properties draw:stroke="solid" svg:stroke-width="0.02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132cm" svg:height="21.586cm" xlink:href=".." xlink:type="simple" chart:class="chart:bar" chart:style-name="ch1">
        <chart:plot-area chart:style-name="ch2" table:cell-range-address="'Porra 2026'.M1:'Porra 2026'.Q2" chart:data-source-has-labels="row" svg:x="0.862cm" svg:y="0.431cm" svg:width="41.408cm" svg:height="20.724cm">
          <chart:coordinate-region svg:x="1.607cm" svg:y="0.626cm" svg:width="40.663cm" svg:height="19.89cm"/>
          <chart:axis chart:dimension="x" chart:name="primary-x" chart:style-name="ch3" chartooo:axis-type="auto">
            <chartooo:date-scale/>
            <chart:categories table:cell-range-address="'Porra 2026'.M1:'Porra 2026'.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rra 2026'.M2:'Porra 2026'.Q2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'Porra 2026'.M1:'Porra 2026'.Q1</svg:desc>
                </draw:g>
              </table:table-cell>
              <table:table-cell office:value-type="string">
                <text:p>Diego</text:p>
              </table:table-cell>
              <table:table-cell office:value-type="string">
                <text:p>Antonio Carlos</text:p>
              </table:table-cell>
              <table:table-cell office:value-type="string">
                <text:p>Javi</text:p>
              </table:table-cell>
              <table:table-cell office:value-type="string">
                <text:p>Pablo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Porra 2026'.M2:'Porra 2026'.Q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svg:stroke-width="0.02cm" draw:fill-color="#bf246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333333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132cm" svg:height="21.586cm" xlink:href=".." xlink:type="simple" chart:class="chart:bar" chart:style-name="ch1">
        <chart:plot-area chart:style-name="ch2" table:cell-range-address="'Porra 2025'.M1:'Porra 2025'.T2" chart:data-source-has-labels="row" svg:x="0.862cm" svg:y="0.431cm" svg:width="41.408cm" svg:height="20.724cm">
          <chart:coordinate-region svg:x="1.501cm" svg:y="0.626cm" svg:width="40.769cm" svg:height="19.89cm"/>
          <chart:axis chart:dimension="x" chart:name="primary-x" chart:style-name="ch3" chartooo:axis-type="auto">
            <chartooo:date-scale/>
            <chart:categories table:cell-range-address="'Porra 2025'.M1:'Porra 2025'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rra 2025'.M2:'Porra 2025'.T2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'Porra 2025'.M1:'Porra 2025'.T1</svg:desc>
                </draw:g>
              </table:table-cell>
              <table:table-cell office:value-type="string">
                <text:p>Pablo</text:p>
              </table:table-cell>
              <table:table-cell office:value-type="string">
                <text:p>Portillo</text:p>
              </table:table-cell>
              <table:table-cell office:value-type="string">
                <text:p>Migue</text:p>
              </table:table-cell>
              <table:table-cell office:value-type="string">
                <text:p>Andrés</text:p>
              </table:table-cell>
              <table:table-cell office:value-type="string">
                <text:p>Berto</text:p>
              </table:table-cell>
              <table:table-cell office:value-type="string">
                <text:p>Jose</text:p>
              </table:table-cell>
              <table:table-cell office:value-type="string">
                <text:p>Javi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29">
                <text:p>29</text:p>
                <draw:g>
                  <svg:desc>'Porra 2025'.M2:'Porra 2025'.T2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